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z_rot_plus_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8-21 12:25:20</text:p>
          </table:table-cell>
          <table:table-cell office:value-type="float" office:value="-0.0004205"/>
          <table:table-cell office:value-type="float" office:value="0.6920946"/>
          <table:table-cell office:value-type="float" office:value="0.691674"/>
          <table:table-cell office:value-type="float" office:value="0.2472197"/>
          <table:table-cell office:value-type="float" office:value="0.0397509"/>
          <table:table-cell office:value-type="float" office:value="10"/>
          <table:table-cell office:value-type="float" office:value="0.9286500215530396"/>
          <table:table-cell office:value-type="float" office:value="0.21192079782485962"/>
          <table:table-cell office:value-type="float" office:value="0.7167292237281799"/>
          <table:table-cell office:value-type="float" office:value="0.3634141579270363"/>
          <table:table-cell office:value-type="float" office:value="0.2310617682835774"/>
          <table:table-cell office:value-type="float" office:value="0.3141124725341797"/>
          <table:table-cell office:value-type="float" office:value="0.41271584331989286"/>
          <table:table-cell office:value-type="float" office:value="0.09860337078571318"/>
          <table:table-cell office:value-type="float" office:value="0.2538392"/>
          <table:table-cell office:value-type="float" office:value="0.2119208"/>
          <table:table-cell office:value-type="float" office:value="0.2487224"/>
          <table:table-cell office:value-type="float" office:value="0.24067"/>
          <table:table-cell office:value-type="float" office:value="0.61541"/>
          <table:table-cell office:value-type="float" office:value="-0.0159408"/>
          <table:table-cell office:value-type="float" office:value="0.33005"/>
          <table:table-cell office:value-type="float" office:value="0.25215"/>
          <table:table-cell office:value-type="float" office:value="0.22304"/>
          <table:table-cell office:value-type="float" office:value="0.3296892"/>
          <table:table-cell office:value-type="float" office:value="0.92865"/>
          <table:table-cell office:value-type="float" office:value="-0.0028208"/>
          <table:table-cell office:value-type="float" office:value="0.6951945"/>
          <table:table-cell office:value-type="float" office:value="0.2472197"/>
          <table:table-cell office:value-type="float" office:value="0.0238933"/>
          <table:table-cell office:value-type="float" office:value="0.6951945"/>
          <table:table-cell office:value-type="float" office:value="0.2472197"/>
          <table:table-cell office:value-type="float" office:value="0.0300933"/>
          <table:table-cell office:value-type="float" office:value="0.6951946"/>
          <table:table-cell office:value-type="float" office:value="0.2472197"/>
          <table:table-cell office:value-type="float" office:value="0.0362933"/>
          <table:table-cell office:value-type="float" office:value="0.6951946"/>
          <table:table-cell office:value-type="float" office:value="0.2472197"/>
          <table:table-cell office:value-type="float" office:value="0.0424933"/>
          <table:table-cell office:value-type="float" office:value="0.6951947"/>
          <table:table-cell office:value-type="float" office:value="0.2472197"/>
          <table:table-cell office:value-type="float" office:value="0.0486933"/>
          <table:table-cell office:value-type="float" office:value="0.6951947"/>
          <table:table-cell office:value-type="float" office:value="0.2472197"/>
          <table:table-cell office:value-type="float" office:value="0.0548933"/>
          <table:table-cell office:value-type="float" office:value="0.6889945"/>
          <table:table-cell office:value-type="float" office:value="0.2472197"/>
          <table:table-cell office:value-type="float" office:value="0.0238934"/>
          <table:table-cell office:value-type="float" office:value="0.6889945"/>
          <table:table-cell office:value-type="float" office:value="0.2472197"/>
          <table:table-cell office:value-type="float" office:value="0.0300934"/>
          <table:table-cell office:value-type="float" office:value="0.6889946"/>
          <table:table-cell office:value-type="float" office:value="0.2472197"/>
          <table:table-cell office:value-type="float" office:value="0.0362934"/>
          <table:table-cell office:value-type="float" office:value="0.6889946"/>
          <table:table-cell office:value-type="float" office:value="0.2472197"/>
          <table:table-cell office:value-type="float" office:value="0.0424934"/>
          <table:table-cell office:value-type="float" office:value="0.6889947"/>
          <table:table-cell office:value-type="float" office:value="0.2472197"/>
          <table:table-cell office:value-type="float" office:value="0.0486934"/>
          <table:table-cell office:value-type="float" office:value="0.6889947"/>
          <table:table-cell office:value-type="float" office:value="0.2472197"/>
          <table:table-cell office:value-type="float" office:value="0.0548934"/>
        </table:table-row>
        <table:table-row>
          <table:table-cell>
            <text:p>z_rot_pl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>
            <text:p>2025-08-21 12:25:32</text:p>
          </table:table-cell>
          <table:table-cell office:value-type="float" office:value="-0.0001968"/>
          <table:table-cell office:value-type="float" office:value="0.6924478"/>
          <table:table-cell office:value-type="float" office:value="0.692251"/>
          <table:table-cell office:value-type="float" office:value="0.247204"/>
          <table:table-cell office:value-type="float" office:value="0.0392429"/>
          <table:table-cell office:value-type="float" office:value="10"/>
          <table:table-cell office:value-type="float" office:value="0.7412800192832947"/>
          <table:table-cell office:value-type="float" office:value="0.20253999531269073"/>
          <table:table-cell office:value-type="float" office:value="0.5387400239706039"/>
          <table:table-cell office:value-type="float" office:value="0.3316391631960869"/>
          <table:table-cell office:value-type="float" office:value="0.1815636352117404"/>
          <table:table-cell office:value-type="float" office:value="0.31050448417663573"/>
          <table:table-cell office:value-type="float" office:value="0.35277384221553804"/>
          <table:table-cell office:value-type="float" office:value="0.042269358038902305"/>
          <table:table-cell office:value-type="float" office:value="0.2579392"/>
          <table:table-cell office:value-type="float" office:value="0.2135608"/>
          <table:table-cell office:value-type="float" office:value="0.2524124"/>
          <table:table-cell office:value-type="float" office:value="0.24231"/>
          <table:table-cell office:value-type="float" office:value="0.5863"/>
          <table:table-cell office:value-type="float" office:value="-0.0155308"/>
          <table:table-cell office:value-type="float" office:value="0.31652"/>
          <table:table-cell office:value-type="float" office:value="0.23247"/>
          <table:table-cell office:value-type="float" office:value="0.20254"/>
          <table:table-cell office:value-type="float" office:value="0.2710592"/>
          <table:table-cell office:value-type="float" office:value="0.74128"/>
          <table:table-cell office:value-type="float" office:value="-0.0020008"/>
          <table:table-cell office:value-type="float" office:value="0.695536"/>
          <table:table-cell office:value-type="float" office:value="0.2474915"/>
          <table:table-cell office:value-type="float" office:value="0.0239011"/>
          <table:table-cell office:value-type="float" office:value="0.695536"/>
          <table:table-cell office:value-type="float" office:value="0.2474915"/>
          <table:table-cell office:value-type="float" office:value="0.0301011"/>
          <table:table-cell office:value-type="float" office:value="0.695536"/>
          <table:table-cell office:value-type="float" office:value="0.2474914"/>
          <table:table-cell office:value-type="float" office:value="0.0363011"/>
          <table:table-cell office:value-type="float" office:value="0.695536"/>
          <table:table-cell office:value-type="float" office:value="0.2474914"/>
          <table:table-cell office:value-type="float" office:value="0.0425011"/>
          <table:table-cell office:value-type="float" office:value="0.695536"/>
          <table:table-cell office:value-type="float" office:value="0.2474913"/>
          <table:table-cell office:value-type="float" office:value="0.0487011"/>
          <table:table-cell office:value-type="float" office:value="0.695536"/>
          <table:table-cell office:value-type="float" office:value="0.2474913"/>
          <table:table-cell office:value-type="float" office:value="0.0549011"/>
          <table:table-cell office:value-type="float" office:value="0.6893596"/>
          <table:table-cell office:value-type="float" office:value="0.2469511"/>
          <table:table-cell office:value-type="float" office:value="0.0239011"/>
          <table:table-cell office:value-type="float" office:value="0.6893596"/>
          <table:table-cell office:value-type="float" office:value="0.2469511"/>
          <table:table-cell office:value-type="float" office:value="0.0301011"/>
          <table:table-cell office:value-type="float" office:value="0.6893596"/>
          <table:table-cell office:value-type="float" office:value="0.246951"/>
          <table:table-cell office:value-type="float" office:value="0.0363011"/>
          <table:table-cell office:value-type="float" office:value="0.6893596"/>
          <table:table-cell office:value-type="float" office:value="0.246951"/>
          <table:table-cell office:value-type="float" office:value="0.0425011"/>
          <table:table-cell office:value-type="float" office:value="0.6893596"/>
          <table:table-cell office:value-type="float" office:value="0.2469509"/>
          <table:table-cell office:value-type="float" office:value="0.0487011"/>
          <table:table-cell office:value-type="float" office:value="0.6893596"/>
          <table:table-cell office:value-type="float" office:value="0.2469509"/>
          <table:table-cell office:value-type="float" office:value="0.0549011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8-21 12:25:45</text:p>
          </table:table-cell>
          <table:table-cell office:value-type="float" office:value="7.15e-05"/>
          <table:table-cell office:value-type="float" office:value="0.692773"/>
          <table:table-cell office:value-type="float" office:value="0.6928445"/>
          <table:table-cell office:value-type="float" office:value="0.2472741"/>
          <table:table-cell office:value-type="float" office:value="0.0395609"/>
          <table:table-cell office:value-type="float" office:value="10"/>
          <table:table-cell office:value-type="float" office:value="0.7478399872779846"/>
          <table:table-cell office:value-type="float" office:value="0.18818999826908112"/>
          <table:table-cell office:value-type="float" office:value="0.5596499890089035"/>
          <table:table-cell office:value-type="float" office:value="0.3512371554970741"/>
          <table:table-cell office:value-type="float" office:value="0.20284467329564923"/>
          <table:table-cell office:value-type="float" office:value="0.35945847630500793"/>
          <table:table-cell office:value-type="float" office:value="0.3430158346891403"/>
          <table:table-cell office:value-type="float" office:value="0.016442641615867615"/>
          <table:table-cell office:value-type="float" office:value="0.2784392"/>
          <table:table-cell office:value-type="float" office:value="0.2352908"/>
          <table:table-cell office:value-type="float" office:value="0.2807024"/>
          <table:table-cell office:value-type="float" office:value="0.28987"/>
          <table:table-cell office:value-type="float" office:value="0.71299"/>
          <table:table-cell office:value-type="float" office:value="-0.0171708"/>
          <table:table-cell office:value-type="float" office:value="0.30012"/>
          <table:table-cell office:value-type="float" office:value="0.22386"/>
          <table:table-cell office:value-type="float" office:value="0.18819"/>
          <table:table-cell office:value-type="float" office:value="0.2550692"/>
          <table:table-cell office:value-type="float" office:value="0.74784"/>
          <table:table-cell office:value-type="float" office:value="-0.0020008"/>
          <table:table-cell office:value-type="float" office:value="0.6958259"/>
          <table:table-cell office:value-type="float" office:value="0.2477999"/>
          <table:table-cell office:value-type="float" office:value="0.0238947"/>
          <table:table-cell office:value-type="float" office:value="0.6958259"/>
          <table:table-cell office:value-type="float" office:value="0.2477998"/>
          <table:table-cell office:value-type="float" office:value="0.0300947"/>
          <table:table-cell office:value-type="float" office:value="0.6958259"/>
          <table:table-cell office:value-type="float" office:value="0.2477998"/>
          <table:table-cell office:value-type="float" office:value="0.0362947"/>
          <table:table-cell office:value-type="float" office:value="0.6958259"/>
          <table:table-cell office:value-type="float" office:value="0.2477998"/>
          <table:table-cell office:value-type="float" office:value="0.0424947"/>
          <table:table-cell office:value-type="float" office:value="0.695826"/>
          <table:table-cell office:value-type="float" office:value="0.2477998"/>
          <table:table-cell office:value-type="float" office:value="0.0486947"/>
          <table:table-cell office:value-type="float" office:value="0.695826"/>
          <table:table-cell office:value-type="float" office:value="0.2477998"/>
          <table:table-cell office:value-type="float" office:value="0.0548947"/>
          <table:table-cell office:value-type="float" office:value="0.68972"/>
          <table:table-cell office:value-type="float" office:value="0.2467232"/>
          <table:table-cell office:value-type="float" office:value="0.0238947"/>
          <table:table-cell office:value-type="float" office:value="0.6897201"/>
          <table:table-cell office:value-type="float" office:value="0.2467232"/>
          <table:table-cell office:value-type="float" office:value="0.0300947"/>
          <table:table-cell office:value-type="float" office:value="0.6897201"/>
          <table:table-cell office:value-type="float" office:value="0.2467232"/>
          <table:table-cell office:value-type="float" office:value="0.0362947"/>
          <table:table-cell office:value-type="float" office:value="0.6897201"/>
          <table:table-cell office:value-type="float" office:value="0.2467232"/>
          <table:table-cell office:value-type="float" office:value="0.0424947"/>
          <table:table-cell office:value-type="float" office:value="0.6897202"/>
          <table:table-cell office:value-type="float" office:value="0.2467232"/>
          <table:table-cell office:value-type="float" office:value="0.0486947"/>
          <table:table-cell office:value-type="float" office:value="0.6897202"/>
          <table:table-cell office:value-type="float" office:value="0.2467231"/>
          <table:table-cell office:value-type="float" office:value="0.0548947"/>
        </table:table-row>
        <table:table-row>
          <table:table-cell>
            <text:p>z_rot_pl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>
            <text:p>2025-08-21 12:25:58</text:p>
          </table:table-cell>
          <table:table-cell office:value-type="float" office:value="0.0003246"/>
          <table:table-cell office:value-type="float" office:value="0.6931335"/>
          <table:table-cell office:value-type="float" office:value="0.6934581"/>
          <table:table-cell office:value-type="float" office:value="0.2474211"/>
          <table:table-cell office:value-type="float" office:value="0.0393854"/>
          <table:table-cell office:value-type="float" office:value="10"/>
          <table:table-cell office:value-type="float" office:value="0.7502999901771545"/>
          <table:table-cell office:value-type="float" office:value="0.16523000597953796"/>
          <table:table-cell office:value-type="float" office:value="0.5850699841976166"/>
          <table:table-cell office:value-type="float" office:value="0.3432421550154686"/>
          <table:table-cell office:value-type="float" office:value="0.1995779056121202"/>
          <table:table-cell office:value-type="float" office:value="0.38045047521591185"/>
          <table:table-cell office:value-type="float" office:value="0.30603383481502533"/>
          <table:table-cell office:value-type="float" office:value="0.07441664040088652"/>
          <table:table-cell office:value-type="float" office:value="0.3054992"/>
          <table:table-cell office:value-type="float" office:value="0.2504608"/>
          <table:table-cell office:value-type="float" office:value="0.2946424"/>
          <table:table-cell office:value-type="float" office:value="0.30135"/>
          <table:table-cell office:value-type="float" office:value="0.7503"/>
          <table:table-cell office:value-type="float" office:value="-0.0163508"/>
          <table:table-cell office:value-type="float" office:value="0.28577"/>
          <table:table-cell office:value-type="float" office:value="0.205"/>
          <table:table-cell office:value-type="float" office:value="0.16523"/>
          <table:table-cell office:value-type="float" office:value="0.2058692"/>
          <table:table-cell office:value-type="float" office:value="0.6683"/>
          <table:table-cell office:value-type="float" office:value="-0.0011808"/>
          <table:table-cell office:value-type="float" office:value="0.6961278"/>
          <table:table-cell office:value-type="float" office:value="0.2481364"/>
          <table:table-cell office:value-type="float" office:value="0.0239031"/>
          <table:table-cell office:value-type="float" office:value="0.6961278"/>
          <table:table-cell office:value-type="float" office:value="0.2481364"/>
          <table:table-cell office:value-type="float" office:value="0.0301031"/>
          <table:table-cell office:value-type="float" office:value="0.6961278"/>
          <table:table-cell office:value-type="float" office:value="0.2481364"/>
          <table:table-cell office:value-type="float" office:value="0.0363031"/>
          <table:table-cell office:value-type="float" office:value="0.6961278"/>
          <table:table-cell office:value-type="float" office:value="0.2481364"/>
          <table:table-cell office:value-type="float" office:value="0.0425031"/>
          <table:table-cell office:value-type="float" office:value="0.6961279"/>
          <table:table-cell office:value-type="float" office:value="0.2481364"/>
          <table:table-cell office:value-type="float" office:value="0.0487031"/>
          <table:table-cell office:value-type="float" office:value="0.6961279"/>
          <table:table-cell office:value-type="float" office:value="0.2481365"/>
          <table:table-cell office:value-type="float" office:value="0.0549031"/>
          <table:table-cell office:value-type="float" office:value="0.690139"/>
          <table:table-cell office:value-type="float" office:value="0.2465317"/>
          <table:table-cell office:value-type="float" office:value="0.0239031"/>
          <table:table-cell office:value-type="float" office:value="0.6901391"/>
          <table:table-cell office:value-type="float" office:value="0.2465317"/>
          <table:table-cell office:value-type="float" office:value="0.0301031"/>
          <table:table-cell office:value-type="float" office:value="0.6901391"/>
          <table:table-cell office:value-type="float" office:value="0.2465317"/>
          <table:table-cell office:value-type="float" office:value="0.0363031"/>
          <table:table-cell office:value-type="float" office:value="0.6901391"/>
          <table:table-cell office:value-type="float" office:value="0.2465318"/>
          <table:table-cell office:value-type="float" office:value="0.0425031"/>
          <table:table-cell office:value-type="float" office:value="0.6901391"/>
          <table:table-cell office:value-type="float" office:value="0.2465318"/>
          <table:table-cell office:value-type="float" office:value="0.0487031"/>
          <table:table-cell office:value-type="float" office:value="0.6901391"/>
          <table:table-cell office:value-type="float" office:value="0.2465318"/>
          <table:table-cell office:value-type="float" office:value="0.0549031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8-21 12:26:10</text:p>
          </table:table-cell>
          <table:table-cell office:value-type="float" office:value="0.0005592"/>
          <table:table-cell office:value-type="float" office:value="0.6934627"/>
          <table:table-cell office:value-type="float" office:value="0.6940219"/>
          <table:table-cell office:value-type="float" office:value="0.2476496"/>
          <table:table-cell office:value-type="float" office:value="0.0393935"/>
          <table:table-cell office:value-type="float" office:value="10"/>
          <table:table-cell office:value-type="float" office:value="0.7982699871063232"/>
          <table:table-cell office:value-type="float" office:value="0.15866999328136444"/>
          <table:table-cell office:value-type="float" office:value="0.6395999938249588"/>
          <table:table-cell office:value-type="float" office:value="0.3392651557922363"/>
          <table:table-cell office:value-type="float" office:value="0.20612561811924562"/>
          <table:table-cell office:value-type="float" office:value="0.40439447164535525"/>
          <table:table-cell office:value-type="float" office:value="0.27413583993911744"/>
          <table:table-cell office:value-type="float" office:value="0.1302586317062378"/>
          <table:table-cell office:value-type="float" office:value="0.3407592"/>
          <table:table-cell office:value-type="float" office:value="0.2570208"/>
          <table:table-cell office:value-type="float" office:value="0.3089924"/>
          <table:table-cell office:value-type="float" office:value="0.31693"/>
          <table:table-cell office:value-type="float" office:value="0.79827"/>
          <table:table-cell office:value-type="float" office:value="-0.0163508"/>
          <table:table-cell office:value-type="float" office:value="0.246"/>
          <table:table-cell office:value-type="float" office:value="0.18081"/>
          <table:table-cell office:value-type="float" office:value="0.15867"/>
          <table:table-cell office:value-type="float" office:value="0.1788092"/>
          <table:table-cell office:value-type="float" office:value="0.60639"/>
          <table:table-cell office:value-type="float" office:value="-0.0011808"/>
          <table:table-cell office:value-type="float" office:value="0.6963757"/>
          <table:table-cell office:value-type="float" office:value="0.2485063"/>
          <table:table-cell office:value-type="float" office:value="0.0238983"/>
          <table:table-cell office:value-type="float" office:value="0.6963757"/>
          <table:table-cell office:value-type="float" office:value="0.2485063"/>
          <table:table-cell office:value-type="float" office:value="0.0300983"/>
          <table:table-cell office:value-type="float" office:value="0.6963757"/>
          <table:table-cell office:value-type="float" office:value="0.2485063"/>
          <table:table-cell office:value-type="float" office:value="0.0362983"/>
          <table:table-cell office:value-type="float" office:value="0.6963757"/>
          <table:table-cell office:value-type="float" office:value="0.2485063"/>
          <table:table-cell office:value-type="float" office:value="0.0424983"/>
          <table:table-cell office:value-type="float" office:value="0.6963757"/>
          <table:table-cell office:value-type="float" office:value="0.2485063"/>
          <table:table-cell office:value-type="float" office:value="0.0486983"/>
          <table:table-cell office:value-type="float" office:value="0.6963757"/>
          <table:table-cell office:value-type="float" office:value="0.2485063"/>
          <table:table-cell office:value-type="float" office:value="0.0548983"/>
          <table:table-cell office:value-type="float" office:value="0.6905496"/>
          <table:table-cell office:value-type="float" office:value="0.2463858"/>
          <table:table-cell office:value-type="float" office:value="0.0238983"/>
          <table:table-cell office:value-type="float" office:value="0.6905496"/>
          <table:table-cell office:value-type="float" office:value="0.2463858"/>
          <table:table-cell office:value-type="float" office:value="0.0300983"/>
          <table:table-cell office:value-type="float" office:value="0.6905496"/>
          <table:table-cell office:value-type="float" office:value="0.2463858"/>
          <table:table-cell office:value-type="float" office:value="0.0362983"/>
          <table:table-cell office:value-type="float" office:value="0.6905496"/>
          <table:table-cell office:value-type="float" office:value="0.2463858"/>
          <table:table-cell office:value-type="float" office:value="0.0424983"/>
          <table:table-cell office:value-type="float" office:value="0.6905496"/>
          <table:table-cell office:value-type="float" office:value="0.2463858"/>
          <table:table-cell office:value-type="float" office:value="0.0486983"/>
          <table:table-cell office:value-type="float" office:value="0.6905497"/>
          <table:table-cell office:value-type="float" office:value="0.2463857"/>
          <table:table-cell office:value-type="float" office:value="0.0548983"/>
        </table:table-row>
        <table:table-row>
          <table:table-cell>
            <text:p>z_rot_pl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>
            <text:p>2025-08-21 12:26:23</text:p>
          </table:table-cell>
          <table:table-cell office:value-type="float" office:value="0.0009029"/>
          <table:table-cell office:value-type="float" office:value="0.6937899"/>
          <table:table-cell office:value-type="float" office:value="0.6946928"/>
          <table:table-cell office:value-type="float" office:value="0.2480033"/>
          <table:table-cell office:value-type="float" office:value="0.0393468"/>
          <table:table-cell office:value-type="float" office:value="10"/>
          <table:table-cell office:value-type="float" office:value="0.9220899939537048"/>
          <table:table-cell office:value-type="float" office:value="0.13124920427799225"/>
          <table:table-cell office:value-type="float" office:value="0.7908407896757126"/>
          <table:table-cell office:value-type="float" office:value="0.342094162106514"/>
          <table:table-cell office:value-type="float" office:value="0.2351228944440654"/>
          <table:table-cell office:value-type="float" office:value="0.4520364820957184"/>
          <table:table-cell office:value-type="float" office:value="0.23215184211730958"/>
          <table:table-cell office:value-type="float" office:value="0.21988463997840882"/>
          <table:table-cell office:value-type="float" office:value="0.3825792"/>
          <table:table-cell office:value-type="float" office:value="0.2750608"/>
          <table:table-cell office:value-type="float" office:value="0.3274424"/>
          <table:table-cell office:value-type="float" office:value="0.35301"/>
          <table:table-cell office:value-type="float" office:value="0.92209"/>
          <table:table-cell office:value-type="float" office:value="-0.0122508"/>
          <table:table-cell office:value-type="float" office:value="0.22058"/>
          <table:table-cell office:value-type="float" office:value="0.16605"/>
          <table:table-cell office:value-type="float" office:value="0.14309"/>
          <table:table-cell office:value-type="float" office:value="0.1312492"/>
          <table:table-cell office:value-type="float" office:value="0.49979"/>
          <table:table-cell office:value-type="float" office:value="-0.0003608"/>
          <table:table-cell office:value-type="float" office:value="0.6965994"/>
          <table:table-cell office:value-type="float" office:value="0.2488924"/>
          <table:table-cell office:value-type="float" office:value="0.0239009"/>
          <table:table-cell office:value-type="float" office:value="0.6965994"/>
          <table:table-cell office:value-type="float" office:value="0.2488923"/>
          <table:table-cell office:value-type="float" office:value="0.0301009"/>
          <table:table-cell office:value-type="float" office:value="0.6965994"/>
          <table:table-cell office:value-type="float" office:value="0.2488923"/>
          <table:table-cell office:value-type="float" office:value="0.0363009"/>
          <table:table-cell office:value-type="float" office:value="0.6965994"/>
          <table:table-cell office:value-type="float" office:value="0.2488923"/>
          <table:table-cell office:value-type="float" office:value="0.0425009"/>
          <table:table-cell office:value-type="float" office:value="0.6965994"/>
          <table:table-cell office:value-type="float" office:value="0.2488923"/>
          <table:table-cell office:value-type="float" office:value="0.0487009"/>
          <table:table-cell office:value-type="float" office:value="0.6965995"/>
          <table:table-cell office:value-type="float" office:value="0.2488923"/>
          <table:table-cell office:value-type="float" office:value="0.0549009"/>
          <table:table-cell office:value-type="float" office:value="0.6909803"/>
          <table:table-cell office:value-type="float" office:value="0.2462721"/>
          <table:table-cell office:value-type="float" office:value="0.023901"/>
          <table:table-cell office:value-type="float" office:value="0.6909803"/>
          <table:table-cell office:value-type="float" office:value="0.2462721"/>
          <table:table-cell office:value-type="float" office:value="0.030101"/>
          <table:table-cell office:value-type="float" office:value="0.6909803"/>
          <table:table-cell office:value-type="float" office:value="0.2462721"/>
          <table:table-cell office:value-type="float" office:value="0.036301"/>
          <table:table-cell office:value-type="float" office:value="0.6909803"/>
          <table:table-cell office:value-type="float" office:value="0.2462721"/>
          <table:table-cell office:value-type="float" office:value="0.042501"/>
          <table:table-cell office:value-type="float" office:value="0.6909803"/>
          <table:table-cell office:value-type="float" office:value="0.2462721"/>
          <table:table-cell office:value-type="float" office:value="0.048701"/>
          <table:table-cell office:value-type="float" office:value="0.6909803"/>
          <table:table-cell office:value-type="float" office:value="0.2462721"/>
          <table:table-cell office:value-type="float" office:value="0.0549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8-21 12:26:36</text:p>
          </table:table-cell>
          <table:table-cell office:value-type="float" office:value="0.0011098"/>
          <table:table-cell office:value-type="float" office:value="0.6941139"/>
          <table:table-cell office:value-type="float" office:value="0.6952236"/>
          <table:table-cell office:value-type="float" office:value="0.2483775"/>
          <table:table-cell office:value-type="float" office:value="0.0391728"/>
          <table:table-cell office:value-type="float" office:value="10"/>
          <table:table-cell office:value-type="float" office:value="0.9811300039291382"/>
          <table:table-cell office:value-type="float" office:value="0.10049919784069061"/>
          <table:table-cell office:value-type="float" office:value="0.8806308060884476"/>
          <table:table-cell office:value-type="float" office:value="0.3385681569576263"/>
          <table:table-cell office:value-type="float" office:value="0.253261516874619"/>
          <table:table-cell office:value-type="float" office:value="0.4785224735736847"/>
          <table:table-cell office:value-type="float" office:value="0.19861384034156798"/>
          <table:table-cell office:value-type="float" office:value="0.27990863323211673"/>
          <table:table-cell office:value-type="float" office:value="0.4067692"/>
          <table:table-cell office:value-type="float" office:value="0.2853108"/>
          <table:table-cell office:value-type="float" office:value="0.3426124"/>
          <table:table-cell office:value-type="float" office:value="0.37679"/>
          <table:table-cell office:value-type="float" office:value="0.98113"/>
          <table:table-cell office:value-type="float" office:value="-0.0085608"/>
          <table:table-cell office:value-type="float" office:value="0.20049"/>
          <table:table-cell office:value-type="float" office:value="0.15498"/>
          <table:table-cell office:value-type="float" office:value="0.13407"/>
          <table:table-cell office:value-type="float" office:value="0.1004992"/>
          <table:table-cell office:value-type="float" office:value="0.40303"/>
          <table:table-cell office:value-type="float" office:value="-0.0015908"/>
          <table:table-cell office:value-type="float" office:value="0.6967986"/>
          <table:table-cell office:value-type="float" office:value="0.2492867"/>
          <table:table-cell office:value-type="float" office:value="0.0238596"/>
          <table:table-cell office:value-type="float" office:value="0.6967986"/>
          <table:table-cell office:value-type="float" office:value="0.2492868"/>
          <table:table-cell office:value-type="float" office:value="0.0300596"/>
          <table:table-cell office:value-type="float" office:value="0.6967985"/>
          <table:table-cell office:value-type="float" office:value="0.2492868"/>
          <table:table-cell office:value-type="float" office:value="0.0362596"/>
          <table:table-cell office:value-type="float" office:value="0.6967985"/>
          <table:table-cell office:value-type="float" office:value="0.2492868"/>
          <table:table-cell office:value-type="float" office:value="0.0424596"/>
          <table:table-cell office:value-type="float" office:value="0.6967985"/>
          <table:table-cell office:value-type="float" office:value="0.2492868"/>
          <table:table-cell office:value-type="float" office:value="0.0486596"/>
          <table:table-cell office:value-type="float" office:value="0.6967985"/>
          <table:table-cell office:value-type="float" office:value="0.2492869"/>
          <table:table-cell office:value-type="float" office:value="0.0548596"/>
          <table:table-cell office:value-type="float" office:value="0.6914292"/>
          <table:table-cell office:value-type="float" office:value="0.2461867"/>
          <table:table-cell office:value-type="float" office:value="0.0238596"/>
          <table:table-cell office:value-type="float" office:value="0.6914292"/>
          <table:table-cell office:value-type="float" office:value="0.2461868"/>
          <table:table-cell office:value-type="float" office:value="0.0300596"/>
          <table:table-cell office:value-type="float" office:value="0.6914292"/>
          <table:table-cell office:value-type="float" office:value="0.2461868"/>
          <table:table-cell office:value-type="float" office:value="0.0362596"/>
          <table:table-cell office:value-type="float" office:value="0.6914292"/>
          <table:table-cell office:value-type="float" office:value="0.2461868"/>
          <table:table-cell office:value-type="float" office:value="0.0424596"/>
          <table:table-cell office:value-type="float" office:value="0.6914291"/>
          <table:table-cell office:value-type="float" office:value="0.2461868"/>
          <table:table-cell office:value-type="float" office:value="0.0486596"/>
          <table:table-cell office:value-type="float" office:value="0.6914291"/>
          <table:table-cell office:value-type="float" office:value="0.2461869"/>
          <table:table-cell office:value-type="float" office:value="0.0548596"/>
        </table:table-row>
        <table:table-row>
          <table:table-cell>
            <text:p>z_rot_pl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>
            <text:p>2025-08-21 12:26:48</text:p>
          </table:table-cell>
          <table:table-cell office:value-type="float" office:value="0.0012454"/>
          <table:table-cell office:value-type="float" office:value="0.6943928"/>
          <table:table-cell office:value-type="float" office:value="0.6956382"/>
          <table:table-cell office:value-type="float" office:value="0.2488005"/>
          <table:table-cell office:value-type="float" office:value="0.0389661"/>
          <table:table-cell office:value-type="float" office:value="9"/>
          <table:table-cell office:value-type="float" office:value="0.9606299996376038"/>
          <table:table-cell office:value-type="float" office:value="0.08573920279741287"/>
          <table:table-cell office:value-type="float" office:value="0.8748907968401909"/>
          <table:table-cell office:value-type="float" office:value="0.32864615991711615"/>
          <table:table-cell office:value-type="float" office:value="0.24992551997663018"/>
          <table:table-cell office:value-type="float" office:value="0.4770464777946472"/>
          <table:table-cell office:value-type="float" office:value="0.1802458420395851"/>
          <table:table-cell office:value-type="float" office:value="0.2968006357550621"/>
          <table:table-cell office:value-type="float" office:value="0.4014392"/>
          <table:table-cell office:value-type="float" office:value="0.2967908"/>
          <table:table-cell office:value-type="float" office:value="0.3458924"/>
          <table:table-cell office:value-type="float" office:value="0.38048"/>
          <table:table-cell office:value-type="float" office:value="0.96063"/>
          <table:table-cell office:value-type="float" office:value="-0.0089708"/>
          <table:table-cell office:value-type="float" office:value="0.19311"/>
          <table:table-cell office:value-type="float" office:value="0.14596"/>
          <table:table-cell office:value-type="float" office:value="0.12341"/>
          <table:table-cell office:value-type="float" office:value="0.0857392"/>
          <table:table-cell office:value-type="float" office:value="0.35301"/>
          <table:table-cell office:value-type="float" office:value="-0.0028208"/>
          <table:table-cell office:value-type="float" office:value="0.6969321"/>
          <table:table-cell office:value-type="float" office:value="0.2497066"/>
          <table:table-cell office:value-type="float" office:value="0.0239008"/>
          <table:table-cell office:value-type="float" office:value="0.6969321"/>
          <table:table-cell office:value-type="float" office:value="0.2497066"/>
          <table:table-cell office:value-type="float" office:value="0.0301008"/>
          <table:table-cell office:value-type="float" office:value="0.6969321"/>
          <table:table-cell office:value-type="float" office:value="0.2497066"/>
          <table:table-cell office:value-type="float" office:value="0.0363008"/>
          <table:table-cell office:value-type="float" office:value="0.6969321"/>
          <table:table-cell office:value-type="float" office:value="0.2497066"/>
          <table:table-cell office:value-type="float" office:value="0.0425008"/>
          <table:table-cell office:value-type="float" office:value="0.6969321"/>
          <table:table-cell office:value-type="float" office:value="0.2497066"/>
          <table:table-cell office:value-type="float" office:value="0.0487008"/>
          <table:table-cell office:value-type="float" office:value="0.6969322"/>
          <table:table-cell office:value-type="float" office:value="0.2497065"/>
          <table:table-cell office:value-type="float" office:value="0.0549008"/>
          <table:table-cell office:value-type="float" office:value="0.6918534"/>
          <table:table-cell office:value-type="float" office:value="0.2461505"/>
          <table:table-cell office:value-type="float" office:value="0.0239008"/>
          <table:table-cell office:value-type="float" office:value="0.6918534"/>
          <table:table-cell office:value-type="float" office:value="0.2461504"/>
          <table:table-cell office:value-type="float" office:value="0.0301008"/>
          <table:table-cell office:value-type="float" office:value="0.6918534"/>
          <table:table-cell office:value-type="float" office:value="0.2461504"/>
          <table:table-cell office:value-type="float" office:value="0.0363008"/>
          <table:table-cell office:value-type="float" office:value="0.6918534"/>
          <table:table-cell office:value-type="float" office:value="0.2461504"/>
          <table:table-cell office:value-type="float" office:value="0.0425008"/>
          <table:table-cell office:value-type="float" office:value="0.6918534"/>
          <table:table-cell office:value-type="float" office:value="0.2461504"/>
          <table:table-cell office:value-type="float" office:value="0.0487008"/>
          <table:table-cell office:value-type="float" office:value="0.6918534"/>
          <table:table-cell office:value-type="float" office:value="0.2461504"/>
          <table:table-cell office:value-type="float" office:value="0.0549008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8-21 12:27:01</text:p>
          </table:table-cell>
          <table:table-cell office:value-type="float" office:value="0.0012625"/>
          <table:table-cell office:value-type="float" office:value="0.6946718"/>
          <table:table-cell office:value-type="float" office:value="0.6959343"/>
          <table:table-cell office:value-type="float" office:value="0.249197"/>
          <table:table-cell office:value-type="float" office:value="0.0383677"/>
          <table:table-cell office:value-type="float" office:value="9"/>
          <table:table-cell office:value-type="float" office:value="0.7912999987602234"/>
          <table:table-cell office:value-type="float" office:value="0.05744919925928116"/>
          <table:table-cell office:value-type="float" office:value="0.7338507995009422"/>
          <table:table-cell office:value-type="float" office:value="0.29375515803694724"/>
          <table:table-cell office:value-type="float" office:value="0.21039263848735543"/>
          <table:table-cell office:value-type="float" office:value="0.4411304771900177"/>
          <table:table-cell office:value-type="float" office:value="0.1463798388838768"/>
          <table:table-cell office:value-type="float" office:value="0.2947506383061409"/>
          <table:table-cell office:value-type="float" office:value="0.3813492"/>
          <table:table-cell office:value-type="float" office:value="0.3049908"/>
          <table:table-cell office:value-type="float" office:value="0.3499924"/>
          <table:table-cell office:value-type="float" office:value="0.37802"/>
          <table:table-cell office:value-type="float" office:value="0.7913"/>
          <table:table-cell office:value-type="float" office:value="-0.0085608"/>
          <table:table-cell office:value-type="float" office:value="0.16687"/>
          <table:table-cell office:value-type="float" office:value="0.13079"/>
          <table:table-cell office:value-type="float" office:value="0.1107"/>
          <table:table-cell office:value-type="float" office:value="0.0574492"/>
          <table:table-cell office:value-type="float" office:value="0.26609"/>
          <table:table-cell office:value-type="float" office:value="-0.0028208"/>
          <table:table-cell office:value-type="float" office:value="0.6970465"/>
          <table:table-cell office:value-type="float" office:value="0.2501303"/>
          <table:table-cell office:value-type="float" office:value="0.0238999"/>
          <table:table-cell office:value-type="float" office:value="0.6970465"/>
          <table:table-cell office:value-type="float" office:value="0.2501303"/>
          <table:table-cell office:value-type="float" office:value="0.0300999"/>
          <table:table-cell office:value-type="float" office:value="0.6970465"/>
          <table:table-cell office:value-type="float" office:value="0.2501303"/>
          <table:table-cell office:value-type="float" office:value="0.0362999"/>
          <table:table-cell office:value-type="float" office:value="0.6970465"/>
          <table:table-cell office:value-type="float" office:value="0.2501303"/>
          <table:table-cell office:value-type="float" office:value="0.0424999"/>
          <table:table-cell office:value-type="float" office:value="0.6970465"/>
          <table:table-cell office:value-type="float" office:value="0.2501303"/>
          <table:table-cell office:value-type="float" office:value="0.0486999"/>
          <table:table-cell office:value-type="float" office:value="0.6970465"/>
          <table:table-cell office:value-type="float" office:value="0.2501303"/>
          <table:table-cell office:value-type="float" office:value="0.0548999"/>
          <table:table-cell office:value-type="float" office:value="0.6922971"/>
          <table:table-cell office:value-type="float" office:value="0.246145"/>
          <table:table-cell office:value-type="float" office:value="0.0238999"/>
          <table:table-cell office:value-type="float" office:value="0.692297"/>
          <table:table-cell office:value-type="float" office:value="0.246145"/>
          <table:table-cell office:value-type="float" office:value="0.0300999"/>
          <table:table-cell office:value-type="float" office:value="0.692297"/>
          <table:table-cell office:value-type="float" office:value="0.246145"/>
          <table:table-cell office:value-type="float" office:value="0.0362999"/>
          <table:table-cell office:value-type="float" office:value="0.692297"/>
          <table:table-cell office:value-type="float" office:value="0.246145"/>
          <table:table-cell office:value-type="float" office:value="0.0424999"/>
          <table:table-cell office:value-type="float" office:value="0.692297"/>
          <table:table-cell office:value-type="float" office:value="0.246145"/>
          <table:table-cell office:value-type="float" office:value="0.0486999"/>
          <table:table-cell office:value-type="float" office:value="0.692297"/>
          <table:table-cell office:value-type="float" office:value="0.246145"/>
          <table:table-cell office:value-type="float" office:value="0.0548999"/>
        </table:table-row>
        <table:table-row>
          <table:table-cell>
            <text:p>z_rot_pl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>
            <text:p>2025-08-21 12:27:14</text:p>
          </table:table-cell>
          <table:table-cell office:value-type="float" office:value="0.0007945"/>
          <table:table-cell office:value-type="float" office:value="0.6949261"/>
          <table:table-cell office:value-type="float" office:value="0.6957206"/>
          <table:table-cell office:value-type="float" office:value="0.2491704"/>
          <table:table-cell office:value-type="float" office:value="0.038126"/>
          <table:table-cell office:value-type="float" office:value="9"/>
          <table:table-cell office:value-type="float" office:value="0.6141800284385681"/>
          <table:table-cell office:value-type="float" office:value="0.09967920184135437"/>
          <table:table-cell office:value-type="float" office:value="0.5145008265972137"/>
          <table:table-cell office:value-type="float" office:value="0.29100816175341604"/>
          <table:table-cell office:value-type="float" office:value="0.15437023672577763"/>
          <table:table-cell office:value-type="float" office:value="0.3829104840755463"/>
          <table:table-cell office:value-type="float" office:value="0.19910583943128585"/>
          <table:table-cell office:value-type="float" office:value="0.18380464464426044"/>
          <table:table-cell office:value-type="float" office:value="0.3432192"/>
          <table:table-cell office:value-type="float" office:value="0.2828508"/>
          <table:table-cell office:value-type="float" office:value="0.3126824"/>
          <table:table-cell office:value-type="float" office:value="0.36162"/>
          <table:table-cell office:value-type="float" office:value="0.61418"/>
          <table:table-cell office:value-type="float" office:value="-0.0077408"/>
          <table:table-cell office:value-type="float" office:value="0.22304"/>
          <table:table-cell office:value-type="float" office:value="0.14924"/>
          <table:table-cell office:value-type="float" office:value="0.12259"/>
          <table:table-cell office:value-type="float" office:value="0.0996792"/>
          <table:table-cell office:value-type="float" office:value="0.40098"/>
          <table:table-cell office:value-type="float" office:value="-0.0024108"/>
          <table:table-cell office:value-type="float" office:value="0.6971182"/>
          <table:table-cell office:value-type="float" office:value="0.2505679"/>
          <table:table-cell office:value-type="float" office:value="0.0239009"/>
          <table:table-cell office:value-type="float" office:value="0.6971182"/>
          <table:table-cell office:value-type="float" office:value="0.2505679"/>
          <table:table-cell office:value-type="float" office:value="0.0301009"/>
          <table:table-cell office:value-type="float" office:value="0.6971181"/>
          <table:table-cell office:value-type="float" office:value="0.2505679"/>
          <table:table-cell office:value-type="float" office:value="0.0363009"/>
          <table:table-cell office:value-type="float" office:value="0.6971181"/>
          <table:table-cell office:value-type="float" office:value="0.2505679"/>
          <table:table-cell office:value-type="float" office:value="0.0425009"/>
          <table:table-cell office:value-type="float" office:value="0.697118"/>
          <table:table-cell office:value-type="float" office:value="0.2505679"/>
          <table:table-cell office:value-type="float" office:value="0.0487009"/>
          <table:table-cell office:value-type="float" office:value="0.697118"/>
          <table:table-cell office:value-type="float" office:value="0.2505679"/>
          <table:table-cell office:value-type="float" office:value="0.0549009"/>
          <table:table-cell office:value-type="float" office:value="0.6927342"/>
          <table:table-cell office:value-type="float" office:value="0.2461838"/>
          <table:table-cell office:value-type="float" office:value="0.0239008"/>
          <table:table-cell office:value-type="float" office:value="0.6927341"/>
          <table:table-cell office:value-type="float" office:value="0.2461838"/>
          <table:table-cell office:value-type="float" office:value="0.0301008"/>
          <table:table-cell office:value-type="float" office:value="0.6927341"/>
          <table:table-cell office:value-type="float" office:value="0.2461838"/>
          <table:table-cell office:value-type="float" office:value="0.0363008"/>
          <table:table-cell office:value-type="float" office:value="0.692734"/>
          <table:table-cell office:value-type="float" office:value="0.2461838"/>
          <table:table-cell office:value-type="float" office:value="0.0425008"/>
          <table:table-cell office:value-type="float" office:value="0.692734"/>
          <table:table-cell office:value-type="float" office:value="0.2461838"/>
          <table:table-cell office:value-type="float" office:value="0.0487008"/>
          <table:table-cell office:value-type="float" office:value="0.6927339"/>
          <table:table-cell office:value-type="float" office:value="0.2461838"/>
          <table:table-cell office:value-type="float" office:value="0.0549008"/>
        </table:table-row>
        <table:table-row>
          <table:table-cell>
            <text:p>z_rot_pl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>
            <text:p>2025-08-21 12:27:26</text:p>
          </table:table-cell>
          <table:table-cell office:value-type="float" office:value="0.0002095"/>
          <table:table-cell office:value-type="float" office:value="0.6951582"/>
          <table:table-cell office:value-type="float" office:value="0.6953677"/>
          <table:table-cell office:value-type="float" office:value="0.2488793"/>
          <table:table-cell office:value-type="float" office:value="0.0355123"/>
          <table:table-cell office:value-type="float" office:value="9"/>
          <table:table-cell office:value-type="float" office:value="0.5738524198532104"/>
          <table:table-cell office:value-type="float" office:value="-0.03156999871134758"/>
          <table:table-cell office:value-type="float" office:value="0.605422418564558"/>
          <table:table-cell office:value-type="float" office:value="0.3471781674772501"/>
          <table:table-cell office:value-type="float" office:value="0.19157356765985795"/>
          <table:table-cell office:value-type="float" office:value="0.3808604873716831"/>
          <table:table-cell office:value-type="float" office:value="0.31349584758281707"/>
          <table:table-cell office:value-type="float" office:value="0.06736463978886603"/>
          <table:table-cell office:value-type="float" office:value="0.4494092"/>
          <table:table-cell office:value-type="float" office:value="0.5391008"/>
          <table:table-cell office:value-type="float" office:value="0.5738524"/>
          <table:table-cell office:value-type="float" office:value="0.37351"/>
          <table:table-cell office:value-type="float" office:value="-0.03157"/>
          <table:table-cell office:value-type="float" office:value="-0.0056908"/>
          <table:table-cell office:value-type="float" office:value="0.27224"/>
          <table:table-cell office:value-type="float" office:value="0.24231"/>
          <table:table-cell office:value-type="float" office:value="0.20951"/>
          <table:table-cell office:value-type="float" office:value="0.2788492"/>
          <table:table-cell office:value-type="float" office:value="0.56457"/>
          <table:table-cell office:value-type="float" office:value="-0.0003608"/>
          <table:table-cell office:value-type="float" office:value="0.6971508"/>
          <table:table-cell office:value-type="float" office:value="0.2510043"/>
          <table:table-cell office:value-type="float" office:value="0.0238966"/>
          <table:table-cell office:value-type="float" office:value="0.6971508"/>
          <table:table-cell office:value-type="float" office:value="0.2510043"/>
          <table:table-cell office:value-type="float" office:value="0.0300966"/>
          <table:table-cell office:value-type="float" office:value="0.6971508"/>
          <table:table-cell office:value-type="float" office:value="0.2510043"/>
          <table:table-cell office:value-type="float" office:value="0.0362966"/>
          <table:table-cell office:value-type="float" office:value="0.6971508"/>
          <table:table-cell office:value-type="float" office:value="0.2510044"/>
          <table:table-cell office:value-type="float" office:value="0.0424966"/>
          <table:table-cell office:value-type="float" office:value="0.6971508"/>
          <table:table-cell office:value-type="float" office:value="0.2510044"/>
          <table:table-cell office:value-type="float" office:value="0.0486966"/>
          <table:table-cell office:value-type="float" office:value="0.6971508"/>
          <table:table-cell office:value-type="float" office:value="0.2510044"/>
          <table:table-cell office:value-type="float" office:value="0.0548966"/>
          <table:table-cell office:value-type="float" office:value="0.6931655"/>
          <table:table-cell office:value-type="float" office:value="0.2462548"/>
          <table:table-cell office:value-type="float" office:value="0.0238966"/>
          <table:table-cell office:value-type="float" office:value="0.6931655"/>
          <table:table-cell office:value-type="float" office:value="0.2462548"/>
          <table:table-cell office:value-type="float" office:value="0.0300966"/>
          <table:table-cell office:value-type="float" office:value="0.6931655"/>
          <table:table-cell office:value-type="float" office:value="0.2462549"/>
          <table:table-cell office:value-type="float" office:value="0.0362966"/>
          <table:table-cell office:value-type="float" office:value="0.6931655"/>
          <table:table-cell office:value-type="float" office:value="0.2462549"/>
          <table:table-cell office:value-type="float" office:value="0.0424966"/>
          <table:table-cell office:value-type="float" office:value="0.6931655"/>
          <table:table-cell office:value-type="float" office:value="0.2462549"/>
          <table:table-cell office:value-type="float" office:value="0.0486966"/>
          <table:table-cell office:value-type="float" office:value="0.6931655"/>
          <table:table-cell office:value-type="float" office:value="0.246255"/>
          <table:table-cell office:value-type="float" office:value="0.0548966"/>
        </table:table-row>
        <table:table-row>
          <table:table-cell>
            <text:p>z_rot_pl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>
            <text:p>2025-08-21 12:27:39</text:p>
          </table:table-cell>
          <table:table-cell office:value-type="float" office:value="0.0001571"/>
          <table:table-cell office:value-type="float" office:value="0.6953676"/>
          <table:table-cell office:value-type="float" office:value="0.6955246"/>
          <table:table-cell office:value-type="float" office:value="0.2491371"/>
          <table:table-cell office:value-type="float" office:value="0.0369448"/>
          <table:table-cell office:value-type="float" office:value="10"/>
          <table:table-cell office:value-type="float" office:value="0.6043400168418884"/>
          <table:table-cell office:value-type="float" office:value="0.2636300027370453"/>
          <table:table-cell office:value-type="float" office:value="0.34071001410484314"/>
          <table:table-cell office:value-type="float" office:value="0.3956811636686325"/>
          <table:table-cell office:value-type="float" office:value="0.11025991298806609"/>
          <table:table-cell office:value-type="float" office:value="0.430634480714798"/>
          <table:table-cell office:value-type="float" office:value="0.36072784662246704"/>
          <table:table-cell office:value-type="float" office:value="0.06990663409233094"/>
          <table:table-cell office:value-type="float" office:value="0.4022592"/>
          <table:table-cell office:value-type="float" office:value="0.4767808"/>
          <table:table-cell office:value-type="float" office:value="0.5185024"/>
          <table:table-cell office:value-type="float" office:value="0.42558"/>
          <table:table-cell office:value-type="float" office:value="0.33005"/>
          <table:table-cell office:value-type="float" office:value="-0.0069208"/>
          <table:table-cell office:value-type="float" office:value="0.31652"/>
          <table:table-cell office:value-type="float" office:value="0.29479"/>
          <table:table-cell office:value-type="float" office:value="0.26363"/>
          <table:table-cell office:value-type="float" office:value="0.3243592"/>
          <table:table-cell office:value-type="float" office:value="0.60434"/>
          <table:table-cell office:value-type="float" office:value="4.92e-05"/>
          <table:table-cell office:value-type="float" office:value="0.6971456"/>
          <table:table-cell office:value-type="float" office:value="0.2514521"/>
          <table:table-cell office:value-type="float" office:value="0.023903"/>
          <table:table-cell office:value-type="float" office:value="0.6971456"/>
          <table:table-cell office:value-type="float" office:value="0.2514521"/>
          <table:table-cell office:value-type="float" office:value="0.030103"/>
          <table:table-cell office:value-type="float" office:value="0.6971456"/>
          <table:table-cell office:value-type="float" office:value="0.2514522"/>
          <table:table-cell office:value-type="float" office:value="0.036303"/>
          <table:table-cell office:value-type="float" office:value="0.6971457"/>
          <table:table-cell office:value-type="float" office:value="0.2514522"/>
          <table:table-cell office:value-type="float" office:value="0.042503"/>
          <table:table-cell office:value-type="float" office:value="0.6971457"/>
          <table:table-cell office:value-type="float" office:value="0.2514522"/>
          <table:table-cell office:value-type="float" office:value="0.048703"/>
          <table:table-cell office:value-type="float" office:value="0.6971457"/>
          <table:table-cell office:value-type="float" office:value="0.2514522"/>
          <table:table-cell office:value-type="float" office:value="0.054903"/>
          <table:table-cell office:value-type="float" office:value="0.6935894"/>
          <table:table-cell office:value-type="float" office:value="0.2463734"/>
          <table:table-cell office:value-type="float" office:value="0.023903"/>
          <table:table-cell office:value-type="float" office:value="0.6935895"/>
          <table:table-cell office:value-type="float" office:value="0.2463734"/>
          <table:table-cell office:value-type="float" office:value="0.030103"/>
          <table:table-cell office:value-type="float" office:value="0.6935895"/>
          <table:table-cell office:value-type="float" office:value="0.2463734"/>
          <table:table-cell office:value-type="float" office:value="0.036303"/>
          <table:table-cell office:value-type="float" office:value="0.6935895"/>
          <table:table-cell office:value-type="float" office:value="0.2463734"/>
          <table:table-cell office:value-type="float" office:value="0.042503"/>
          <table:table-cell office:value-type="float" office:value="0.6935895"/>
          <table:table-cell office:value-type="float" office:value="0.2463734"/>
          <table:table-cell office:value-type="float" office:value="0.048703"/>
          <table:table-cell office:value-type="float" office:value="0.6935895"/>
          <table:table-cell office:value-type="float" office:value="0.2463734"/>
          <table:table-cell office:value-type="float" office:value="0.054903"/>
        </table:table-row>
        <table:table-row>
          <table:table-cell>
            <text:p>z_rot_pl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>
            <text:p>2025-08-21 12:27:52</text:p>
          </table:table-cell>
          <table:table-cell office:value-type="float" office:value="5.95e-05"/>
          <table:table-cell office:value-type="float" office:value="0.6955543"/>
          <table:table-cell office:value-type="float" office:value="0.6956139"/>
          <table:table-cell office:value-type="float" office:value="0.249313"/>
          <table:table-cell office:value-type="float" office:value="0.0374251"/>
          <table:table-cell office:value-type="float" office:value="10"/>
          <table:table-cell office:value-type="float" office:value="0.6174600124359131"/>
          <table:table-cell office:value-type="float" office:value="0.31488001346588135"/>
          <table:table-cell office:value-type="float" office:value="0.30257999897003174"/>
          <table:table-cell office:value-type="float" office:value="0.41802616119384767"/>
          <table:table-cell office:value-type="float" office:value="0.0890731701454998"/>
          <table:table-cell office:value-type="float" office:value="0.4340784728527069"/>
          <table:table-cell office:value-type="float" office:value="0.4019738495349884"/>
          <table:table-cell office:value-type="float" office:value="0.03210462331771852"/>
          <table:table-cell office:value-type="float" office:value="0.3665892"/>
          <table:table-cell office:value-type="float" office:value="0.4218408"/>
          <table:table-cell office:value-type="float" office:value="0.4660224"/>
          <table:table-cell office:value-type="float" office:value="0.42435"/>
          <table:table-cell office:value-type="float" office:value="0.49159"/>
          <table:table-cell office:value-type="float" office:value="-0.0073308"/>
          <table:table-cell office:value-type="float" office:value="0.36941"/>
          <table:table-cell office:value-type="float" office:value="0.35014"/>
          <table:table-cell office:value-type="float" office:value="0.31488"/>
          <table:table-cell office:value-type="float" office:value="0.3579792"/>
          <table:table-cell office:value-type="float" office:value="0.61746"/>
          <table:table-cell office:value-type="float" office:value="0.0008692"/>
          <table:table-cell office:value-type="float" office:value="0.6971044"/>
          <table:table-cell office:value-type="float" office:value="0.2518946"/>
          <table:table-cell office:value-type="float" office:value="0.0239031"/>
          <table:table-cell office:value-type="float" office:value="0.6971044"/>
          <table:table-cell office:value-type="float" office:value="0.2518946"/>
          <table:table-cell office:value-type="float" office:value="0.0301031"/>
          <table:table-cell office:value-type="float" office:value="0.6971043"/>
          <table:table-cell office:value-type="float" office:value="0.2518946"/>
          <table:table-cell office:value-type="float" office:value="0.0363031"/>
          <table:table-cell office:value-type="float" office:value="0.6971043"/>
          <table:table-cell office:value-type="float" office:value="0.2518947"/>
          <table:table-cell office:value-type="float" office:value="0.0425031"/>
          <table:table-cell office:value-type="float" office:value="0.6971043"/>
          <table:table-cell office:value-type="float" office:value="0.2518947"/>
          <table:table-cell office:value-type="float" office:value="0.0487031"/>
          <table:table-cell office:value-type="float" office:value="0.6971043"/>
          <table:table-cell office:value-type="float" office:value="0.2518947"/>
          <table:table-cell office:value-type="float" office:value="0.0549031"/>
          <table:table-cell office:value-type="float" office:value="0.6940044"/>
          <table:table-cell office:value-type="float" office:value="0.2465252"/>
          <table:table-cell office:value-type="float" office:value="0.0239032"/>
          <table:table-cell office:value-type="float" office:value="0.6940044"/>
          <table:table-cell office:value-type="float" office:value="0.2465252"/>
          <table:table-cell office:value-type="float" office:value="0.0301032"/>
          <table:table-cell office:value-type="float" office:value="0.6940043"/>
          <table:table-cell office:value-type="float" office:value="0.2465253"/>
          <table:table-cell office:value-type="float" office:value="0.0363032"/>
          <table:table-cell office:value-type="float" office:value="0.6940043"/>
          <table:table-cell office:value-type="float" office:value="0.2465253"/>
          <table:table-cell office:value-type="float" office:value="0.0425032"/>
          <table:table-cell office:value-type="float" office:value="0.6940043"/>
          <table:table-cell office:value-type="float" office:value="0.2465253"/>
          <table:table-cell office:value-type="float" office:value="0.0487032"/>
          <table:table-cell office:value-type="float" office:value="0.6940043"/>
          <table:table-cell office:value-type="float" office:value="0.2465254"/>
          <table:table-cell office:value-type="float" office:value="0.0549032"/>
        </table:table-row>
        <table:table-row>
          <table:table-cell>
            <text:p>z_rot_pl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>
            <text:p>2025-08-21 12:28:04</text:p>
          </table:table-cell>
          <table:table-cell office:value-type="float" office:value="-4.42e-05"/>
          <table:table-cell office:value-type="float" office:value="0.6957217"/>
          <table:table-cell office:value-type="float" office:value="0.6956775"/>
          <table:table-cell office:value-type="float" office:value="0.2494216"/>
          <table:table-cell office:value-type="float" office:value="0.0376014"/>
          <table:table-cell office:value-type="float" office:value="10"/>
          <table:table-cell office:value-type="float" office:value="0.6108999848365784"/>
          <table:table-cell office:value-type="float" office:value="0.3259992003440857"/>
          <table:table-cell office:value-type="float" office:value="0.2849007844924927"/>
          <table:table-cell office:value-type="float" office:value="0.43692715764045714"/>
          <table:table-cell office:value-type="float" office:value="0.09570762166325782"/>
          <table:table-cell office:value-type="float" office:value="0.4221884787082672"/>
          <table:table-cell office:value-type="float" office:value="0.4516658365726471"/>
          <table:table-cell office:value-type="float" office:value="0.029477357864379883"/>
          <table:table-cell office:value-type="float" office:value="0.3259992"/>
          <table:table-cell office:value-type="float" office:value="0.3603408"/>
          <table:table-cell office:value-type="float" office:value="0.4057524"/>
          <table:table-cell office:value-type="float" office:value="0.40795"/>
          <table:table-cell office:value-type="float" office:value="0.6109"/>
          <table:table-cell office:value-type="float" office:value="-0.0073308"/>
          <table:table-cell office:value-type="float" office:value="0.4428"/>
          <table:table-cell office:value-type="float" office:value="0.42763"/>
          <table:table-cell office:value-type="float" office:value="0.37966"/>
          <table:table-cell office:value-type="float" office:value="0.4047192"/>
          <table:table-cell office:value-type="float" office:value="0.60352"/>
          <table:table-cell office:value-type="float" office:value="0.0004592"/>
          <table:table-cell office:value-type="float" office:value="0.6970318"/>
          <table:table-cell office:value-type="float" office:value="0.2523259"/>
          <table:table-cell office:value-type="float" office:value="0.0239016"/>
          <table:table-cell office:value-type="float" office:value="0.6970318"/>
          <table:table-cell office:value-type="float" office:value="0.2523259"/>
          <table:table-cell office:value-type="float" office:value="0.0301016"/>
          <table:table-cell office:value-type="float" office:value="0.6970318"/>
          <table:table-cell office:value-type="float" office:value="0.2523259"/>
          <table:table-cell office:value-type="float" office:value="0.0363016"/>
          <table:table-cell office:value-type="float" office:value="0.6970317"/>
          <table:table-cell office:value-type="float" office:value="0.2523259"/>
          <table:table-cell office:value-type="float" office:value="0.0425016"/>
          <table:table-cell office:value-type="float" office:value="0.6970317"/>
          <table:table-cell office:value-type="float" office:value="0.2523259"/>
          <table:table-cell office:value-type="float" office:value="0.0487016"/>
          <table:table-cell office:value-type="float" office:value="0.6970317"/>
          <table:table-cell office:value-type="float" office:value="0.252326"/>
          <table:table-cell office:value-type="float" office:value="0.0549016"/>
          <table:table-cell office:value-type="float" office:value="0.6944116"/>
          <table:table-cell office:value-type="float" office:value="0.2467067"/>
          <table:table-cell office:value-type="float" office:value="0.0239017"/>
          <table:table-cell office:value-type="float" office:value="0.6944116"/>
          <table:table-cell office:value-type="float" office:value="0.2467068"/>
          <table:table-cell office:value-type="float" office:value="0.0301017"/>
          <table:table-cell office:value-type="float" office:value="0.6944116"/>
          <table:table-cell office:value-type="float" office:value="0.2467068"/>
          <table:table-cell office:value-type="float" office:value="0.0363017"/>
          <table:table-cell office:value-type="float" office:value="0.6944115"/>
          <table:table-cell office:value-type="float" office:value="0.2467068"/>
          <table:table-cell office:value-type="float" office:value="0.0425017"/>
          <table:table-cell office:value-type="float" office:value="0.6944115"/>
          <table:table-cell office:value-type="float" office:value="0.2467068"/>
          <table:table-cell office:value-type="float" office:value="0.0487017"/>
          <table:table-cell office:value-type="float" office:value="0.6944115"/>
          <table:table-cell office:value-type="float" office:value="0.2467068"/>
          <table:table-cell office:value-type="float" office:value="0.0549017"/>
        </table:table-row>
        <table:table-row>
          <table:table-cell>
            <text:p>z_rot_pl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0"/>
          <table:table-cell>
            <text:p>2025-08-21 12:28:17</text:p>
          </table:table-cell>
          <table:table-cell office:value-type="float" office:value="-8.3e-05"/>
          <table:table-cell office:value-type="float" office:value="0.6958579"/>
          <table:table-cell office:value-type="float" office:value="0.6957749"/>
          <table:table-cell office:value-type="float" office:value="0.2496073"/>
          <table:table-cell office:value-type="float" office:value="0.037657"/>
          <table:table-cell office:value-type="float" office:value="10"/>
          <table:table-cell office:value-type="float" office:value="0.7580900192260742"/>
          <table:table-cell office:value-type="float" office:value="0.28335919976234436"/>
          <table:table-cell office:value-type="float" office:value="0.47473081946372986"/>
          <table:table-cell office:value-type="float" office:value="0.45607416331768036"/>
          <table:table-cell office:value-type="float" office:value="0.1356132609673306"/>
          <table:table-cell office:value-type="float" office:value="0.42038448452949523"/>
          <table:table-cell office:value-type="float" office:value="0.4917638421058655"/>
          <table:table-cell office:value-type="float" office:value="0.07137935757637026"/>
          <table:table-cell office:value-type="float" office:value="0.2833592"/>
          <table:table-cell office:value-type="float" office:value="0.3090908"/>
          <table:table-cell office:value-type="float" office:value="0.3569624"/>
          <table:table-cell office:value-type="float" office:value="0.39442"/>
          <table:table-cell office:value-type="float" office:value="0.75809"/>
          <table:table-cell office:value-type="float" office:value="-0.0073308"/>
          <table:table-cell office:value-type="float" office:value="0.51414"/>
          <table:table-cell office:value-type="float" office:value="0.50553"/>
          <table:table-cell office:value-type="float" office:value="0.45141"/>
          <table:table-cell office:value-type="float" office:value="0.4772892"/>
          <table:table-cell office:value-type="float" office:value="0.51045"/>
          <table:table-cell office:value-type="float" office:value="0.0020992"/>
          <table:table-cell office:value-type="float" office:value="0.6969182"/>
          <table:table-cell office:value-type="float" office:value="0.2527484"/>
          <table:table-cell office:value-type="float" office:value="0.0238987"/>
          <table:table-cell office:value-type="float" office:value="0.6969182"/>
          <table:table-cell office:value-type="float" office:value="0.2527484"/>
          <table:table-cell office:value-type="float" office:value="0.0300987"/>
          <table:table-cell office:value-type="float" office:value="0.6969182"/>
          <table:table-cell office:value-type="float" office:value="0.2527483"/>
          <table:table-cell office:value-type="float" office:value="0.0362987"/>
          <table:table-cell office:value-type="float" office:value="0.6969182"/>
          <table:table-cell office:value-type="float" office:value="0.2527483"/>
          <table:table-cell office:value-type="float" office:value="0.0424987"/>
          <table:table-cell office:value-type="float" office:value="0.6969182"/>
          <table:table-cell office:value-type="float" office:value="0.2527483"/>
          <table:table-cell office:value-type="float" office:value="0.0486987"/>
          <table:table-cell office:value-type="float" office:value="0.6969181"/>
          <table:table-cell office:value-type="float" office:value="0.2527483"/>
          <table:table-cell office:value-type="float" office:value="0.0548987"/>
          <table:table-cell office:value-type="float" office:value="0.6947977"/>
          <table:table-cell office:value-type="float" office:value="0.2469223"/>
          <table:table-cell office:value-type="float" office:value="0.0238987"/>
          <table:table-cell office:value-type="float" office:value="0.6947977"/>
          <table:table-cell office:value-type="float" office:value="0.2469223"/>
          <table:table-cell office:value-type="float" office:value="0.0300987"/>
          <table:table-cell office:value-type="float" office:value="0.6947977"/>
          <table:table-cell office:value-type="float" office:value="0.2469222"/>
          <table:table-cell office:value-type="float" office:value="0.0362987"/>
          <table:table-cell office:value-type="float" office:value="0.6947976"/>
          <table:table-cell office:value-type="float" office:value="0.2469222"/>
          <table:table-cell office:value-type="float" office:value="0.0424987"/>
          <table:table-cell office:value-type="float" office:value="0.6947976"/>
          <table:table-cell office:value-type="float" office:value="0.2469222"/>
          <table:table-cell office:value-type="float" office:value="0.0486987"/>
          <table:table-cell office:value-type="float" office:value="0.6947976"/>
          <table:table-cell office:value-type="float" office:value="0.2469222"/>
          <table:table-cell office:value-type="float" office:value="0.0548987"/>
        </table:table-row>
        <table:table-row>
          <table:table-cell>
            <text:p>z_rot_pl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>
            <text:p>2025-08-21 12:28:30</text:p>
          </table:table-cell>
          <table:table-cell office:value-type="float" office:value="-1.05e-05"/>
          <table:table-cell office:value-type="float" office:value="0.6959611"/>
          <table:table-cell office:value-type="float" office:value="0.6959506"/>
          <table:table-cell office:value-type="float" office:value="0.2501307"/>
          <table:table-cell office:value-type="float" office:value="0.0374123"/>
          <table:table-cell office:value-type="float" office:value="9"/>
          <table:table-cell office:value-type="float" office:value="1.0504200458526611"/>
          <table:table-cell office:value-type="float" office:value="-0.015169999562203884"/>
          <table:table-cell office:value-type="float" office:value="1.065590045414865"/>
          <table:table-cell office:value-type="float" office:value="0.4575091698206961"/>
          <table:table-cell office:value-type="float" office:value="0.29215865657702583"/>
          <table:table-cell office:value-type="float" office:value="0.4530204892158508"/>
          <table:table-cell office:value-type="float" office:value="0.4619978504255414"/>
          <table:table-cell office:value-type="float" office:value="0.008977361209690615"/>
          <table:table-cell office:value-type="float" office:value="0.2382592"/>
          <table:table-cell office:value-type="float" office:value="0.2635808"/>
          <table:table-cell office:value-type="float" office:value="0.3208824"/>
          <table:table-cell office:value-type="float" office:value="0.39196"/>
          <table:table-cell office:value-type="float" office:value="1.05042"/>
          <table:table-cell office:value-type="float" office:value="-0.0077408"/>
          <table:table-cell office:value-type="float" office:value="0.54694"/>
          <table:table-cell office:value-type="float" office:value="0.54858"/>
          <table:table-cell office:value-type="float" office:value="0.51783"/>
          <table:table-cell office:value-type="float" office:value="0.7118092"/>
          <table:table-cell office:value-type="float" office:value="-0.01517"/>
          <table:table-cell office:value-type="float" office:value="0.0029192"/>
          <table:table-cell office:value-type="float" office:value="0.6967634"/>
          <table:table-cell office:value-type="float" office:value="0.2531642"/>
          <table:table-cell office:value-type="float" office:value="0.0239019"/>
          <table:table-cell office:value-type="float" office:value="0.6967634"/>
          <table:table-cell office:value-type="float" office:value="0.2531642"/>
          <table:table-cell office:value-type="float" office:value="0.0301019"/>
          <table:table-cell office:value-type="float" office:value="0.6967634"/>
          <table:table-cell office:value-type="float" office:value="0.2531642"/>
          <table:table-cell office:value-type="float" office:value="0.0363019"/>
          <table:table-cell office:value-type="float" office:value="0.6967634"/>
          <table:table-cell office:value-type="float" office:value="0.2531643"/>
          <table:table-cell office:value-type="float" office:value="0.0425019"/>
          <table:table-cell office:value-type="float" office:value="0.6967634"/>
          <table:table-cell office:value-type="float" office:value="0.2531643"/>
          <table:table-cell office:value-type="float" office:value="0.0487019"/>
          <table:table-cell office:value-type="float" office:value="0.6967634"/>
          <table:table-cell office:value-type="float" office:value="0.2531643"/>
          <table:table-cell office:value-type="float" office:value="0.0549019"/>
          <table:table-cell office:value-type="float" office:value="0.6951588"/>
          <table:table-cell office:value-type="float" office:value="0.2471755"/>
          <table:table-cell office:value-type="float" office:value="0.0239019"/>
          <table:table-cell office:value-type="float" office:value="0.6951588"/>
          <table:table-cell office:value-type="float" office:value="0.2471755"/>
          <table:table-cell office:value-type="float" office:value="0.0301019"/>
          <table:table-cell office:value-type="float" office:value="0.6951588"/>
          <table:table-cell office:value-type="float" office:value="0.2471755"/>
          <table:table-cell office:value-type="float" office:value="0.0363019"/>
          <table:table-cell office:value-type="float" office:value="0.6951588"/>
          <table:table-cell office:value-type="float" office:value="0.2471755"/>
          <table:table-cell office:value-type="float" office:value="0.0425019"/>
          <table:table-cell office:value-type="float" office:value="0.6951588"/>
          <table:table-cell office:value-type="float" office:value="0.2471755"/>
          <table:table-cell office:value-type="float" office:value="0.0487019"/>
          <table:table-cell office:value-type="float" office:value="0.6951587"/>
          <table:table-cell office:value-type="float" office:value="0.2471755"/>
          <table:table-cell office:value-type="float" office:value="0.0549019"/>
        </table:table-row>
        <table:table-row>
          <table:table-cell>
            <text:p>z_rot_pl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>
            <text:p>2025-08-21 12:28:42</text:p>
          </table:table-cell>
          <table:table-cell office:value-type="float" office:value="1.39e-05"/>
          <table:table-cell office:value-type="float" office:value="0.6960371"/>
          <table:table-cell office:value-type="float" office:value="0.696051"/>
          <table:table-cell office:value-type="float" office:value="0.2505876"/>
          <table:table-cell office:value-type="float" office:value="0.0387394"/>
          <table:table-cell office:value-type="float" office:value="9"/>
          <table:table-cell office:value-type="float" office:value="1.4075299501419067"/>
          <table:table-cell office:value-type="float" office:value="0.051660001277923584"/>
          <table:table-cell office:value-type="float" office:value="1.3558699488639832"/>
          <table:table-cell office:value-type="float" office:value="0.5140891537070275"/>
          <table:table-cell office:value-type="float" office:value="0.3969282462195944"/>
          <table:table-cell office:value-type="float" office:value="0.5220644742250442"/>
          <table:table-cell office:value-type="float" office:value="0.5061138331890106"/>
          <table:table-cell office:value-type="float" office:value="0.015950641036033608"/>
          <table:table-cell office:value-type="float" office:value="0.2226792"/>
          <table:table-cell office:value-type="float" office:value="0.2488208"/>
          <table:table-cell office:value-type="float" office:value="0.3077624"/>
          <table:table-cell office:value-type="float" office:value="0.42353"/>
          <table:table-cell office:value-type="float" office:value="1.40753"/>
          <table:table-cell office:value-type="float" office:value="-0.0069208"/>
          <table:table-cell office:value-type="float" office:value="0.49897"/>
          <table:table-cell office:value-type="float" office:value="0.50184"/>
          <table:table-cell office:value-type="float" office:value="0.51742"/>
          <table:table-cell office:value-type="float" office:value="0.9606792"/>
          <table:table-cell office:value-type="float" office:value="0.05166"/>
          <table:table-cell office:value-type="float" office:value="0.0025092"/>
          <table:table-cell office:value-type="float" office:value="0.6965755"/>
          <table:table-cell office:value-type="float" office:value="0.2535617"/>
          <table:table-cell office:value-type="float" office:value="0.0238964"/>
          <table:table-cell office:value-type="float" office:value="0.6965754"/>
          <table:table-cell office:value-type="float" office:value="0.2535617"/>
          <table:table-cell office:value-type="float" office:value="0.0300964"/>
          <table:table-cell office:value-type="float" office:value="0.6965754"/>
          <table:table-cell office:value-type="float" office:value="0.2535617"/>
          <table:table-cell office:value-type="float" office:value="0.0362964"/>
          <table:table-cell office:value-type="float" office:value="0.6965753"/>
          <table:table-cell office:value-type="float" office:value="0.2535617"/>
          <table:table-cell office:value-type="float" office:value="0.0424964"/>
          <table:table-cell office:value-type="float" office:value="0.6965753"/>
          <table:table-cell office:value-type="float" office:value="0.2535617"/>
          <table:table-cell office:value-type="float" office:value="0.0486964"/>
          <table:table-cell office:value-type="float" office:value="0.6965752"/>
          <table:table-cell office:value-type="float" office:value="0.2535616"/>
          <table:table-cell office:value-type="float" office:value="0.0548964"/>
          <table:table-cell office:value-type="float" office:value="0.6954989"/>
          <table:table-cell office:value-type="float" office:value="0.2474559"/>
          <table:table-cell office:value-type="float" office:value="0.0238964"/>
          <table:table-cell office:value-type="float" office:value="0.6954988"/>
          <table:table-cell office:value-type="float" office:value="0.2474559"/>
          <table:table-cell office:value-type="float" office:value="0.0300964"/>
          <table:table-cell office:value-type="float" office:value="0.6954988"/>
          <table:table-cell office:value-type="float" office:value="0.2474559"/>
          <table:table-cell office:value-type="float" office:value="0.0362964"/>
          <table:table-cell office:value-type="float" office:value="0.6954987"/>
          <table:table-cell office:value-type="float" office:value="0.2474559"/>
          <table:table-cell office:value-type="float" office:value="0.0424964"/>
          <table:table-cell office:value-type="float" office:value="0.6954987"/>
          <table:table-cell office:value-type="float" office:value="0.2474558"/>
          <table:table-cell office:value-type="float" office:value="0.0486964"/>
          <table:table-cell office:value-type="float" office:value="0.6954986"/>
          <table:table-cell office:value-type="float" office:value="0.2474558"/>
          <table:table-cell office:value-type="float" office:value="0.0548964"/>
        </table:table-row>
        <table:table-row>
          <table:table-cell>
            <text:p>z_rot_pl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>
            <text:p>2025-08-21 12:28:55</text:p>
          </table:table-cell>
          <table:table-cell office:value-type="float" office:value="-6.04e-05"/>
          <table:table-cell office:value-type="float" office:value="0.696079"/>
          <table:table-cell office:value-type="float" office:value="0.6960186"/>
          <table:table-cell office:value-type="float" office:value="0.2501763"/>
          <table:table-cell office:value-type="float" office:value="0.042478"/>
          <table:table-cell office:value-type="float" office:value="10"/>
          <table:table-cell office:value-type="float" office:value="2.382920026779175"/>
          <table:table-cell office:value-type="float" office:value="0.2284191995859146"/>
          <table:table-cell office:value-type="float" office:value="2.15450082719326"/>
          <table:table-cell office:value-type="float" office:value="0.7819421514868736"/>
          <table:table-cell office:value-type="float" office:value="0.7270167934269277"/>
          <table:table-cell office:value-type="float" office:value="0.6072624653577805"/>
          <table:table-cell office:value-type="float" office:value="0.9566218376159668"/>
          <table:table-cell office:value-type="float" office:value="0.34935937225818625"/>
          <table:table-cell office:value-type="float" office:value="0.2284192"/>
          <table:table-cell office:value-type="float" office:value="0.2615308"/>
          <table:table-cell office:value-type="float" office:value="0.3299024"/>
          <table:table-cell office:value-type="float" office:value="0.5002"/>
          <table:table-cell office:value-type="float" office:value="1.71626"/>
          <table:table-cell office:value-type="float" office:value="-0.0069208"/>
          <table:table-cell office:value-type="float" office:value="0.42845"/>
          <table:table-cell office:value-type="float" office:value="0.41943"/>
          <table:table-cell office:value-type="float" office:value="0.45715"/>
          <table:table-cell office:value-type="float" office:value="1.0951592"/>
          <table:table-cell office:value-type="float" office:value="2.38292"/>
          <table:table-cell office:value-type="float" office:value="4.92e-05"/>
          <table:table-cell office:value-type="float" office:value="0.6963492"/>
          <table:table-cell office:value-type="float" office:value="0.2539544"/>
          <table:table-cell office:value-type="float" office:value="0.0238941"/>
          <table:table-cell office:value-type="float" office:value="0.6963492"/>
          <table:table-cell office:value-type="float" office:value="0.2539544"/>
          <table:table-cell office:value-type="float" office:value="0.0300941"/>
          <table:table-cell office:value-type="float" office:value="0.6963492"/>
          <table:table-cell office:value-type="float" office:value="0.2539544"/>
          <table:table-cell office:value-type="float" office:value="0.0362941"/>
          <table:table-cell office:value-type="float" office:value="0.6963492"/>
          <table:table-cell office:value-type="float" office:value="0.2539544"/>
          <table:table-cell office:value-type="float" office:value="0.0424941"/>
          <table:table-cell office:value-type="float" office:value="0.6963492"/>
          <table:table-cell office:value-type="float" office:value="0.2539544"/>
          <table:table-cell office:value-type="float" office:value="0.0486941"/>
          <table:table-cell office:value-type="float" office:value="0.6963492"/>
          <table:table-cell office:value-type="float" office:value="0.2539544"/>
          <table:table-cell office:value-type="float" office:value="0.0548941"/>
          <table:table-cell office:value-type="float" office:value="0.6958088"/>
          <table:table-cell office:value-type="float" office:value="0.247778"/>
          <table:table-cell office:value-type="float" office:value="0.0238942"/>
          <table:table-cell office:value-type="float" office:value="0.6958088"/>
          <table:table-cell office:value-type="float" office:value="0.247778"/>
          <table:table-cell office:value-type="float" office:value="0.0300942"/>
          <table:table-cell office:value-type="float" office:value="0.6958088"/>
          <table:table-cell office:value-type="float" office:value="0.247778"/>
          <table:table-cell office:value-type="float" office:value="0.0362942"/>
          <table:table-cell office:value-type="float" office:value="0.6958088"/>
          <table:table-cell office:value-type="float" office:value="0.247778"/>
          <table:table-cell office:value-type="float" office:value="0.0424942"/>
          <table:table-cell office:value-type="float" office:value="0.6958088"/>
          <table:table-cell office:value-type="float" office:value="0.247778"/>
          <table:table-cell office:value-type="float" office:value="0.0486942"/>
          <table:table-cell office:value-type="float" office:value="0.6958088"/>
          <table:table-cell office:value-type="float" office:value="0.247778"/>
          <table:table-cell office:value-type="float" office:value="0.0548942"/>
        </table:table-row>
        <table:table-row>
          <table:table-cell>
            <text:p>z_rot_pl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0"/>
          <table:table-cell>
            <text:p>2025-08-21 12:29:08</text:p>
          </table:table-cell>
          <table:table-cell office:value-type="float" office:value="1e-07"/>
          <table:table-cell office:value-type="float" office:value="0.6960973"/>
          <table:table-cell office:value-type="float" office:value="0.6960973"/>
          <table:table-cell office:value-type="float" office:value="0.2505076"/>
          <table:table-cell office:value-type="float" office:value="0.0434958"/>
          <table:table-cell office:value-type="float" office:value="10"/>
          <table:table-cell office:value-type="float" office:value="3.394390106201172"/>
          <table:table-cell office:value-type="float" office:value="0.2542491853237152"/>
          <table:table-cell office:value-type="float" office:value="3.1401409208774567"/>
          <table:table-cell office:value-type="float" office:value="0.8932161688804626"/>
          <table:table-cell office:value-type="float" office:value="1.0138891316728211"/>
          <table:table-cell office:value-type="float" office:value="0.6919684767723083"/>
          <table:table-cell office:value-type="float" office:value="1.094463860988617"/>
          <table:table-cell office:value-type="float" office:value="0.4024953842163087"/>
          <table:table-cell office:value-type="float" office:value="0.2542492"/>
          <table:table-cell office:value-type="float" office:value="0.3004808"/>
          <table:table-cell office:value-type="float" office:value="0.3848424"/>
          <table:table-cell office:value-type="float" office:value="0.61664"/>
          <table:table-cell office:value-type="float" office:value="1.90363"/>
          <table:table-cell office:value-type="float" office:value="-0.0073308"/>
          <table:table-cell office:value-type="float" office:value="0.36121"/>
          <table:table-cell office:value-type="float" office:value="0.33128"/>
          <table:table-cell office:value-type="float" office:value="0.37556"/>
          <table:table-cell office:value-type="float" office:value="1.0098792"/>
          <table:table-cell office:value-type="float" office:value="3.3943901"/>
          <table:table-cell office:value-type="float" office:value="-0.0007708"/>
          <table:table-cell office:value-type="float" office:value="0.6960972"/>
          <table:table-cell office:value-type="float" office:value="0.254306"/>
          <table:table-cell office:value-type="float" office:value="0.0239048"/>
          <table:table-cell office:value-type="float" office:value="0.6960972"/>
          <table:table-cell office:value-type="float" office:value="0.254306"/>
          <table:table-cell office:value-type="float" office:value="0.0301048"/>
          <table:table-cell office:value-type="float" office:value="0.6960973"/>
          <table:table-cell office:value-type="float" office:value="0.254306"/>
          <table:table-cell office:value-type="float" office:value="0.0363048"/>
          <table:table-cell office:value-type="float" office:value="0.6960973"/>
          <table:table-cell office:value-type="float" office:value="0.2543061"/>
          <table:table-cell office:value-type="float" office:value="0.0425048"/>
          <table:table-cell office:value-type="float" office:value="0.6960974"/>
          <table:table-cell office:value-type="float" office:value="0.2543061"/>
          <table:table-cell office:value-type="float" office:value="0.0487048"/>
          <table:table-cell office:value-type="float" office:value="0.6960974"/>
          <table:table-cell office:value-type="float" office:value="0.2543061"/>
          <table:table-cell office:value-type="float" office:value="0.0549048"/>
          <table:table-cell office:value-type="float" office:value="0.6960972"/>
          <table:table-cell office:value-type="float" office:value="0.248106"/>
          <table:table-cell office:value-type="float" office:value="0.0239048"/>
          <table:table-cell office:value-type="float" office:value="0.6960973"/>
          <table:table-cell office:value-type="float" office:value="0.248106"/>
          <table:table-cell office:value-type="float" office:value="0.0301048"/>
          <table:table-cell office:value-type="float" office:value="0.6960973"/>
          <table:table-cell office:value-type="float" office:value="0.248106"/>
          <table:table-cell office:value-type="float" office:value="0.0363048"/>
          <table:table-cell office:value-type="float" office:value="0.6960974"/>
          <table:table-cell office:value-type="float" office:value="0.2481061"/>
          <table:table-cell office:value-type="float" office:value="0.0425048"/>
          <table:table-cell office:value-type="float" office:value="0.6960974"/>
          <table:table-cell office:value-type="float" office:value="0.2481061"/>
          <table:table-cell office:value-type="float" office:value="0.0487048"/>
          <table:table-cell office:value-type="float" office:value="0.6960974"/>
          <table:table-cell office:value-type="float" office:value="0.2481061"/>
          <table:table-cell office:value-type="float" office:value="0.0549048"/>
        </table:table-row>
        <table:table-row>
          <table:table-cell>
            <text:p>z_rot_min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.0"/>
          <table:table-cell>
            <text:p>2025-08-21 12:29:35</text:p>
          </table:table-cell>
          <table:table-cell office:value-type="float" office:value="-0.0006862"/>
          <table:table-cell office:value-type="float" office:value="0.691747"/>
          <table:table-cell office:value-type="float" office:value="0.6910609"/>
          <table:table-cell office:value-type="float" office:value="0.2472811"/>
          <table:table-cell office:value-type="float" office:value="0.0396376"/>
          <table:table-cell office:value-type="float" office:value="10"/>
          <table:table-cell office:value-type="float" office:value="1.031149983406067"/>
          <table:table-cell office:value-type="float" office:value="0.21238000690937042"/>
          <table:table-cell office:value-type="float" office:value="0.8187699764966965"/>
          <table:table-cell office:value-type="float" office:value="0.3859231650829315"/>
          <table:table-cell office:value-type="float" office:value="0.2531265271751169"/>
          <table:table-cell office:value-type="float" office:value="0.3001724869012833"/>
          <table:table-cell office:value-type="float" office:value="0.4716738432645798"/>
          <table:table-cell office:value-type="float" office:value="0.1715013563632965"/>
          <table:table-cell office:value-type="float" office:value="0.2464592"/>
          <table:table-cell office:value-type="float" office:value="0.2324208"/>
          <table:table-cell office:value-type="float" office:value="0.2376524"/>
          <table:table-cell office:value-type="float" office:value="0.21238"/>
          <table:table-cell office:value-type="float" office:value="0.57195"/>
          <table:table-cell office:value-type="float" office:value="-0.0134808"/>
          <table:table-cell office:value-type="float" office:value="0.37433"/>
          <table:table-cell office:value-type="float" office:value="0.28659"/>
          <table:table-cell office:value-type="float" office:value="0.24641"/>
          <table:table-cell office:value-type="float" office:value="0.4198892"/>
          <table:table-cell office:value-type="float" office:value="1.03115"/>
          <table:table-cell office:value-type="float" office:value="-0.0028208"/>
          <table:table-cell office:value-type="float" office:value="0.6948352"/>
          <table:table-cell office:value-type="float" office:value="0.246951"/>
          <table:table-cell office:value-type="float" office:value="0.0238994"/>
          <table:table-cell office:value-type="float" office:value="0.6948352"/>
          <table:table-cell office:value-type="float" office:value="0.2469509"/>
          <table:table-cell office:value-type="float" office:value="0.0300994"/>
          <table:table-cell office:value-type="float" office:value="0.6948352"/>
          <table:table-cell office:value-type="float" office:value="0.2469509"/>
          <table:table-cell office:value-type="float" office:value="0.0362994"/>
          <table:table-cell office:value-type="float" office:value="0.6948352"/>
          <table:table-cell office:value-type="float" office:value="0.2469509"/>
          <table:table-cell office:value-type="float" office:value="0.0424994"/>
          <table:table-cell office:value-type="float" office:value="0.6948352"/>
          <table:table-cell office:value-type="float" office:value="0.2469509"/>
          <table:table-cell office:value-type="float" office:value="0.0486994"/>
          <table:table-cell office:value-type="float" office:value="0.6948353"/>
          <table:table-cell office:value-type="float" office:value="0.2469509"/>
          <table:table-cell office:value-type="float" office:value="0.0548994"/>
          <table:table-cell office:value-type="float" office:value="0.6886588"/>
          <table:table-cell office:value-type="float" office:value="0.2474913"/>
          <table:table-cell office:value-type="float" office:value="0.0238994"/>
          <table:table-cell office:value-type="float" office:value="0.6886588"/>
          <table:table-cell office:value-type="float" office:value="0.2474913"/>
          <table:table-cell office:value-type="float" office:value="0.0300994"/>
          <table:table-cell office:value-type="float" office:value="0.6886588"/>
          <table:table-cell office:value-type="float" office:value="0.2474913"/>
          <table:table-cell office:value-type="float" office:value="0.0362994"/>
          <table:table-cell office:value-type="float" office:value="0.6886588"/>
          <table:table-cell office:value-type="float" office:value="0.2474913"/>
          <table:table-cell office:value-type="float" office:value="0.0424994"/>
          <table:table-cell office:value-type="float" office:value="0.6886588"/>
          <table:table-cell office:value-type="float" office:value="0.2474913"/>
          <table:table-cell office:value-type="float" office:value="0.0486994"/>
          <table:table-cell office:value-type="float" office:value="0.6886588"/>
          <table:table-cell office:value-type="float" office:value="0.2474913"/>
          <table:table-cell office:value-type="float" office:value="0.054899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8-21 12:29:48</text:p>
          </table:table-cell>
          <table:table-cell office:value-type="float" office:value="-0.0008751"/>
          <table:table-cell office:value-type="float" office:value="0.6914006"/>
          <table:table-cell office:value-type="float" office:value="0.6905255"/>
          <table:table-cell office:value-type="float" office:value="0.2474192"/>
          <table:table-cell office:value-type="float" office:value="0.0395935"/>
          <table:table-cell office:value-type="float" office:value="10"/>
          <table:table-cell office:value-type="float" office:value="1.0815800428390503"/>
          <table:table-cell office:value-type="float" office:value="0.19885000586509705"/>
          <table:table-cell office:value-type="float" office:value="0.8827300369739532"/>
          <table:table-cell office:value-type="float" office:value="0.39240116626024246"/>
          <table:table-cell office:value-type="float" office:value="0.26743570707616404"/>
          <table:table-cell office:value-type="float" office:value="0.2799184828996658"/>
          <table:table-cell office:value-type="float" office:value="0.5048838496208191"/>
          <table:table-cell office:value-type="float" office:value="0.2249653667211533"/>
          <table:table-cell office:value-type="float" office:value="0.2288292"/>
          <table:table-cell office:value-type="float" office:value="0.2295508"/>
          <table:table-cell office:value-type="float" office:value="0.2220724"/>
          <table:table-cell office:value-type="float" office:value="0.19885"/>
          <table:table-cell office:value-type="float" office:value="0.52029"/>
          <table:table-cell office:value-type="float" office:value="-0.0143008"/>
          <table:table-cell office:value-type="float" office:value="0.40344"/>
          <table:table-cell office:value-type="float" office:value="0.30381"/>
          <table:table-cell office:value-type="float" office:value="0.25953"/>
          <table:table-cell office:value-type="float" office:value="0.4760592"/>
          <table:table-cell office:value-type="float" office:value="1.08158"/>
          <table:table-cell office:value-type="float" office:value="-0.0024108"/>
          <table:table-cell office:value-type="float" office:value="0.6944535"/>
          <table:table-cell office:value-type="float" office:value="0.2467266"/>
          <table:table-cell office:value-type="float" office:value="0.0239059"/>
          <table:table-cell office:value-type="float" office:value="0.6944535"/>
          <table:table-cell office:value-type="float" office:value="0.2467266"/>
          <table:table-cell office:value-type="float" office:value="0.0301059"/>
          <table:table-cell office:value-type="float" office:value="0.6944535"/>
          <table:table-cell office:value-type="float" office:value="0.2467266"/>
          <table:table-cell office:value-type="float" office:value="0.0363059"/>
          <table:table-cell office:value-type="float" office:value="0.6944535"/>
          <table:table-cell office:value-type="float" office:value="0.2467266"/>
          <table:table-cell office:value-type="float" office:value="0.0425059"/>
          <table:table-cell office:value-type="float" office:value="0.6944536"/>
          <table:table-cell office:value-type="float" office:value="0.2467266"/>
          <table:table-cell office:value-type="float" office:value="0.0487059"/>
          <table:table-cell office:value-type="float" office:value="0.6944536"/>
          <table:table-cell office:value-type="float" office:value="0.2467266"/>
          <table:table-cell office:value-type="float" office:value="0.0549059"/>
          <table:table-cell office:value-type="float" office:value="0.6883476"/>
          <table:table-cell office:value-type="float" office:value="0.2478032"/>
          <table:table-cell office:value-type="float" office:value="0.0239059"/>
          <table:table-cell office:value-type="float" office:value="0.6883477"/>
          <table:table-cell office:value-type="float" office:value="0.2478032"/>
          <table:table-cell office:value-type="float" office:value="0.0301059"/>
          <table:table-cell office:value-type="float" office:value="0.6883477"/>
          <table:table-cell office:value-type="float" office:value="0.2478032"/>
          <table:table-cell office:value-type="float" office:value="0.0363059"/>
          <table:table-cell office:value-type="float" office:value="0.6883477"/>
          <table:table-cell office:value-type="float" office:value="0.2478032"/>
          <table:table-cell office:value-type="float" office:value="0.0425059"/>
          <table:table-cell office:value-type="float" office:value="0.6883477"/>
          <table:table-cell office:value-type="float" office:value="0.2478032"/>
          <table:table-cell office:value-type="float" office:value="0.0487059"/>
          <table:table-cell office:value-type="float" office:value="0.6883478"/>
          <table:table-cell office:value-type="float" office:value="0.2478032"/>
          <table:table-cell office:value-type="float" office:value="0.0549059"/>
        </table:table-row>
        <table:table-row>
          <table:table-cell>
            <text:p>z_rot_min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5.0"/>
          <table:table-cell>
            <text:p>2025-08-21 12:30:01</text:p>
          </table:table-cell>
          <table:table-cell office:value-type="float" office:value="-0.0009928"/>
          <table:table-cell office:value-type="float" office:value="0.6910581"/>
          <table:table-cell office:value-type="float" office:value="0.6900654"/>
          <table:table-cell office:value-type="float" office:value="0.2476072"/>
          <table:table-cell office:value-type="float" office:value="0.039395"/>
          <table:table-cell office:value-type="float" office:value="10"/>
          <table:table-cell office:value-type="float" office:value="1.1152000427246094"/>
          <table:table-cell office:value-type="float" office:value="0.17712000012397766"/>
          <table:table-cell office:value-type="float" office:value="0.9380800426006317"/>
          <table:table-cell office:value-type="float" office:value="0.3988791614770889"/>
          <table:table-cell office:value-type="float" office:value="0.277923900320924"/>
          <table:table-cell office:value-type="float" office:value="0.26663448214530944"/>
          <table:table-cell office:value-type="float" office:value="0.5311238408088684"/>
          <table:table-cell office:value-type="float" office:value="0.264489358663559"/>
          <table:table-cell office:value-type="float" office:value="0.2378492"/>
          <table:table-cell office:value-type="float" office:value="0.2361108"/>
          <table:table-cell office:value-type="float" office:value="0.2126424"/>
          <table:table-cell office:value-type="float" office:value="0.17712"/>
          <table:table-cell office:value-type="float" office:value="0.46945"/>
          <table:table-cell office:value-type="float" office:value="-0.0159408"/>
          <table:table-cell office:value-type="float" office:value="0.4264"/>
          <table:table-cell office:value-type="float" office:value="0.31857"/>
          <table:table-cell office:value-type="float" office:value="0.26814"/>
          <table:table-cell office:value-type="float" office:value="0.5273092"/>
          <table:table-cell office:value-type="float" office:value="1.1152"/>
          <table:table-cell office:value-type="float" office:value="-0.0028208"/>
          <table:table-cell office:value-type="float" office:value="0.6940525"/>
          <table:table-cell office:value-type="float" office:value="0.2465389"/>
          <table:table-cell office:value-type="float" office:value="0.0239009"/>
          <table:table-cell office:value-type="float" office:value="0.6940525"/>
          <table:table-cell office:value-type="float" office:value="0.2465389"/>
          <table:table-cell office:value-type="float" office:value="0.0301009"/>
          <table:table-cell office:value-type="float" office:value="0.6940525"/>
          <table:table-cell office:value-type="float" office:value="0.2465388"/>
          <table:table-cell office:value-type="float" office:value="0.0363009"/>
          <table:table-cell office:value-type="float" office:value="0.6940525"/>
          <table:table-cell office:value-type="float" office:value="0.2465388"/>
          <table:table-cell office:value-type="float" office:value="0.0425009"/>
          <table:table-cell office:value-type="float" office:value="0.6940525"/>
          <table:table-cell office:value-type="float" office:value="0.2465388"/>
          <table:table-cell office:value-type="float" office:value="0.0487009"/>
          <table:table-cell office:value-type="float" office:value="0.6940525"/>
          <table:table-cell office:value-type="float" office:value="0.2465388"/>
          <table:table-cell office:value-type="float" office:value="0.0549009"/>
          <table:table-cell office:value-type="float" office:value="0.6880637"/>
          <table:table-cell office:value-type="float" office:value="0.2481435"/>
          <table:table-cell office:value-type="float" office:value="0.0239009"/>
          <table:table-cell office:value-type="float" office:value="0.6880637"/>
          <table:table-cell office:value-type="float" office:value="0.2481435"/>
          <table:table-cell office:value-type="float" office:value="0.0301009"/>
          <table:table-cell office:value-type="float" office:value="0.6880637"/>
          <table:table-cell office:value-type="float" office:value="0.2481435"/>
          <table:table-cell office:value-type="float" office:value="0.0363009"/>
          <table:table-cell office:value-type="float" office:value="0.6880638"/>
          <table:table-cell office:value-type="float" office:value="0.2481435"/>
          <table:table-cell office:value-type="float" office:value="0.0425009"/>
          <table:table-cell office:value-type="float" office:value="0.6880638"/>
          <table:table-cell office:value-type="float" office:value="0.2481435"/>
          <table:table-cell office:value-type="float" office:value="0.0487009"/>
          <table:table-cell office:value-type="float" office:value="0.6880638"/>
          <table:table-cell office:value-type="float" office:value="0.2481435"/>
          <table:table-cell office:value-type="float" office:value="0.054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8-21 12:30:14</text:p>
          </table:table-cell>
          <table:table-cell office:value-type="float" office:value="-0.0010602"/>
          <table:table-cell office:value-type="float" office:value="0.6907226"/>
          <table:table-cell office:value-type="float" office:value="0.6896625"/>
          <table:table-cell office:value-type="float" office:value="0.24783"/>
          <table:table-cell office:value-type="float" office:value="0.039204"/>
          <table:table-cell office:value-type="float" office:value="10"/>
          <table:table-cell office:value-type="float" office:value="1.1459499597549438"/>
          <table:table-cell office:value-type="float" office:value="0.16235999763011932"/>
          <table:table-cell office:value-type="float" office:value="0.9835899621248245"/>
          <table:table-cell office:value-type="float" office:value="0.40539815574884414"/>
          <table:table-cell office:value-type="float" office:value="0.2895875270333407"/>
          <table:table-cell office:value-type="float" office:value="0.25786047875881196"/>
          <table:table-cell office:value-type="float" office:value="0.5529358327388764"/>
          <table:table-cell office:value-type="float" office:value="0.2950753539800644"/>
          <table:table-cell office:value-type="float" office:value="0.2649092"/>
          <table:table-cell office:value-type="float" office:value="0.2270908"/>
          <table:table-cell office:value-type="float" office:value="0.2077224"/>
          <table:table-cell office:value-type="float" office:value="0.16236"/>
          <table:table-cell office:value-type="float" office:value="0.42722"/>
          <table:table-cell office:value-type="float" office:value="-0.0163508"/>
          <table:table-cell office:value-type="float" office:value="0.44731"/>
          <table:table-cell office:value-type="float" office:value="0.33538"/>
          <table:table-cell office:value-type="float" office:value="0.26117"/>
          <table:table-cell office:value-type="float" office:value="0.5748692"/>
          <table:table-cell office:value-type="float" office:value="1.14595"/>
          <table:table-cell office:value-type="float" office:value="-0.0024108"/>
          <table:table-cell office:value-type="float" office:value="0.6936357"/>
          <table:table-cell office:value-type="float" office:value="0.2463838"/>
          <table:table-cell office:value-type="float" office:value="0.0239033"/>
          <table:table-cell office:value-type="float" office:value="0.6936357"/>
          <table:table-cell office:value-type="float" office:value="0.2463838"/>
          <table:table-cell office:value-type="float" office:value="0.0301033"/>
          <table:table-cell office:value-type="float" office:value="0.6936357"/>
          <table:table-cell office:value-type="float" office:value="0.2463838"/>
          <table:table-cell office:value-type="float" office:value="0.0363033"/>
          <table:table-cell office:value-type="float" office:value="0.6936357"/>
          <table:table-cell office:value-type="float" office:value="0.2463838"/>
          <table:table-cell office:value-type="float" office:value="0.0425033"/>
          <table:table-cell office:value-type="float" office:value="0.6936357"/>
          <table:table-cell office:value-type="float" office:value="0.2463839"/>
          <table:table-cell office:value-type="float" office:value="0.0487033"/>
          <table:table-cell office:value-type="float" office:value="0.6936357"/>
          <table:table-cell office:value-type="float" office:value="0.2463839"/>
          <table:table-cell office:value-type="float" office:value="0.0549033"/>
          <table:table-cell office:value-type="float" office:value="0.6878096"/>
          <table:table-cell office:value-type="float" office:value="0.2485043"/>
          <table:table-cell office:value-type="float" office:value="0.0239033"/>
          <table:table-cell office:value-type="float" office:value="0.6878096"/>
          <table:table-cell office:value-type="float" office:value="0.2485043"/>
          <table:table-cell office:value-type="float" office:value="0.0301033"/>
          <table:table-cell office:value-type="float" office:value="0.6878096"/>
          <table:table-cell office:value-type="float" office:value="0.2485044"/>
          <table:table-cell office:value-type="float" office:value="0.0363033"/>
          <table:table-cell office:value-type="float" office:value="0.6878096"/>
          <table:table-cell office:value-type="float" office:value="0.2485044"/>
          <table:table-cell office:value-type="float" office:value="0.0425033"/>
          <table:table-cell office:value-type="float" office:value="0.6878096"/>
          <table:table-cell office:value-type="float" office:value="0.2485044"/>
          <table:table-cell office:value-type="float" office:value="0.0487033"/>
          <table:table-cell office:value-type="float" office:value="0.6878096"/>
          <table:table-cell office:value-type="float" office:value="0.2485044"/>
          <table:table-cell office:value-type="float" office:value="0.0549033"/>
        </table:table-row>
        <table:table-row>
          <table:table-cell>
            <text:p>z_rot_min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5.0"/>
          <table:table-cell>
            <text:p>2025-08-21 12:30:26</text:p>
          </table:table-cell>
          <table:table-cell office:value-type="float" office:value="-0.0011378"/>
          <table:table-cell office:value-type="float" office:value="0.6904095"/>
          <table:table-cell office:value-type="float" office:value="0.6892717"/>
          <table:table-cell office:value-type="float" office:value="0.2481111"/>
          <table:table-cell office:value-type="float" office:value="0.0390404"/>
          <table:table-cell office:value-type="float" office:value="10"/>
          <table:table-cell office:value-type="float" office:value="1.1455399990081787"/>
          <table:table-cell office:value-type="float" office:value="0.14842000603675842"/>
          <table:table-cell office:value-type="float" office:value="0.9971199929714203"/>
          <table:table-cell office:value-type="float" office:value="0.4005601599812508"/>
          <table:table-cell office:value-type="float" office:value="0.29436151329904553"/>
          <table:table-cell office:value-type="float" office:value="0.23834448158740998"/>
          <table:table-cell office:value-type="float" office:value="0.5627758383750916"/>
          <table:table-cell office:value-type="float" office:value="0.32443135678768165"/>
          <table:table-cell office:value-type="float" office:value="0.2526092"/>
          <table:table-cell office:value-type="float" office:value="0.2193008"/>
          <table:table-cell office:value-type="float" office:value="0.1978824"/>
          <table:table-cell office:value-type="float" office:value="0.14842"/>
          <table:table-cell office:value-type="float" office:value="0.37351"/>
          <table:table-cell office:value-type="float" office:value="-0.0147108"/>
          <table:table-cell office:value-type="float" office:value="0.47396"/>
          <table:table-cell office:value-type="float" office:value="0.33907"/>
          <table:table-cell office:value-type="float" office:value="0.26322"/>
          <table:table-cell office:value-type="float" office:value="0.5920892"/>
          <table:table-cell office:value-type="float" office:value="1.14554"/>
          <table:table-cell office:value-type="float" office:value="-0.0015908"/>
          <table:table-cell office:value-type="float" office:value="0.6932191"/>
          <table:table-cell office:value-type="float" office:value="0.2462703"/>
          <table:table-cell office:value-type="float" office:value="0.0239053"/>
          <table:table-cell office:value-type="float" office:value="0.6932191"/>
          <table:table-cell office:value-type="float" office:value="0.2462703"/>
          <table:table-cell office:value-type="float" office:value="0.0301053"/>
          <table:table-cell office:value-type="float" office:value="0.693219"/>
          <table:table-cell office:value-type="float" office:value="0.2462704"/>
          <table:table-cell office:value-type="float" office:value="0.0363053"/>
          <table:table-cell office:value-type="float" office:value="0.693219"/>
          <table:table-cell office:value-type="float" office:value="0.2462704"/>
          <table:table-cell office:value-type="float" office:value="0.0425053"/>
          <table:table-cell office:value-type="float" office:value="0.6932189"/>
          <table:table-cell office:value-type="float" office:value="0.2462705"/>
          <table:table-cell office:value-type="float" office:value="0.0487053"/>
          <table:table-cell office:value-type="float" office:value="0.6932189"/>
          <table:table-cell office:value-type="float" office:value="0.2462705"/>
          <table:table-cell office:value-type="float" office:value="0.0549053"/>
          <table:table-cell office:value-type="float" office:value="0.6876001"/>
          <table:table-cell office:value-type="float" office:value="0.2488905"/>
          <table:table-cell office:value-type="float" office:value="0.0239052"/>
          <table:table-cell office:value-type="float" office:value="0.6876"/>
          <table:table-cell office:value-type="float" office:value="0.2488906"/>
          <table:table-cell office:value-type="float" office:value="0.0301052"/>
          <table:table-cell office:value-type="float" office:value="0.6875999"/>
          <table:table-cell office:value-type="float" office:value="0.2488906"/>
          <table:table-cell office:value-type="float" office:value="0.0363052"/>
          <table:table-cell office:value-type="float" office:value="0.6875999"/>
          <table:table-cell office:value-type="float" office:value="0.2488907"/>
          <table:table-cell office:value-type="float" office:value="0.0425052"/>
          <table:table-cell office:value-type="float" office:value="0.6875998"/>
          <table:table-cell office:value-type="float" office:value="0.2488907"/>
          <table:table-cell office:value-type="float" office:value="0.0487052"/>
          <table:table-cell office:value-type="float" office:value="0.6875998"/>
          <table:table-cell office:value-type="float" office:value="0.2488908"/>
          <table:table-cell office:value-type="float" office:value="0.0549052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8-21 12:30:39</text:p>
          </table:table-cell>
          <table:table-cell office:value-type="float" office:value="-0.0013059"/>
          <table:table-cell office:value-type="float" office:value="0.6901002"/>
          <table:table-cell office:value-type="float" office:value="0.6887943"/>
          <table:table-cell office:value-type="float" office:value="0.2484936"/>
          <table:table-cell office:value-type="float" office:value="0.0387409"/>
          <table:table-cell office:value-type="float" office:value="10"/>
          <table:table-cell office:value-type="float" office:value="1.1110999584197998"/>
          <table:table-cell office:value-type="float" office:value="0.11028999835252762"/>
          <table:table-cell office:value-type="float" office:value="1.0008099600672722"/>
          <table:table-cell office:value-type="float" office:value="0.38473414853215215"/>
          <table:table-cell office:value-type="float" office:value="0.2992205740799492"/>
          <table:table-cell office:value-type="float" office:value="0.19759047776460648"/>
          <table:table-cell office:value-type="float" office:value="0.5718778192996978"/>
          <table:table-cell office:value-type="float" office:value="0.37428734153509136"/>
          <table:table-cell office:value-type="float" office:value="0.2161192"/>
          <table:table-cell office:value-type="float" office:value="0.2065908"/>
          <table:table-cell office:value-type="float" office:value="0.1818924"/>
          <table:table-cell office:value-type="float" office:value="0.11029"/>
          <table:table-cell office:value-type="float" office:value="0.27306"/>
          <table:table-cell office:value-type="float" office:value="-0.0151208"/>
          <table:table-cell office:value-type="float" office:value="0.50389"/>
          <table:table-cell office:value-type="float" office:value="0.34686"/>
          <table:table-cell office:value-type="float" office:value="0.26814"/>
          <table:table-cell office:value-type="float" office:value="0.6293992"/>
          <table:table-cell office:value-type="float" office:value="1.1111"/>
          <table:table-cell office:value-type="float" office:value="-0.0015908"/>
          <table:table-cell office:value-type="float" office:value="0.6927849"/>
          <table:table-cell office:value-type="float" office:value="0.2461898"/>
          <table:table-cell office:value-type="float" office:value="0.0239002"/>
          <table:table-cell office:value-type="float" office:value="0.6927848"/>
          <table:table-cell office:value-type="float" office:value="0.2461897"/>
          <table:table-cell office:value-type="float" office:value="0.0301002"/>
          <table:table-cell office:value-type="float" office:value="0.6927848"/>
          <table:table-cell office:value-type="float" office:value="0.2461897"/>
          <table:table-cell office:value-type="float" office:value="0.0363002"/>
          <table:table-cell office:value-type="float" office:value="0.6927848"/>
          <table:table-cell office:value-type="float" office:value="0.2461896"/>
          <table:table-cell office:value-type="float" office:value="0.0425002"/>
          <table:table-cell office:value-type="float" office:value="0.6927847"/>
          <table:table-cell office:value-type="float" office:value="0.2461896"/>
          <table:table-cell office:value-type="float" office:value="0.0487002"/>
          <table:table-cell office:value-type="float" office:value="0.6927847"/>
          <table:table-cell office:value-type="float" office:value="0.2461895"/>
          <table:table-cell office:value-type="float" office:value="0.0549002"/>
          <table:table-cell office:value-type="float" office:value="0.6874156"/>
          <table:table-cell office:value-type="float" office:value="0.2492898"/>
          <table:table-cell office:value-type="float" office:value="0.0239002"/>
          <table:table-cell office:value-type="float" office:value="0.6874155"/>
          <table:table-cell office:value-type="float" office:value="0.2492898"/>
          <table:table-cell office:value-type="float" office:value="0.0301002"/>
          <table:table-cell office:value-type="float" office:value="0.6874155"/>
          <table:table-cell office:value-type="float" office:value="0.2492897"/>
          <table:table-cell office:value-type="float" office:value="0.0363002"/>
          <table:table-cell office:value-type="float" office:value="0.6874155"/>
          <table:table-cell office:value-type="float" office:value="0.2492897"/>
          <table:table-cell office:value-type="float" office:value="0.0425002"/>
          <table:table-cell office:value-type="float" office:value="0.6874154"/>
          <table:table-cell office:value-type="float" office:value="0.2492896"/>
          <table:table-cell office:value-type="float" office:value="0.0487002"/>
          <table:table-cell office:value-type="float" office:value="0.6874154"/>
          <table:table-cell office:value-type="float" office:value="0.2492896"/>
          <table:table-cell office:value-type="float" office:value="0.0549002"/>
        </table:table-row>
        <table:table-row>
          <table:table-cell>
            <text:p>z_rot_min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5.0"/>
          <table:table-cell>
            <text:p>2025-08-21 12:30:52</text:p>
          </table:table-cell>
          <table:table-cell office:value-type="float" office:value="-0.0016842"/>
          <table:table-cell office:value-type="float" office:value="0.6898074"/>
          <table:table-cell office:value-type="float" office:value="0.6881232"/>
          <table:table-cell office:value-type="float" office:value="0.2491075"/>
          <table:table-cell office:value-type="float" office:value="0.0389472"/>
          <table:table-cell office:value-type="float" office:value="9"/>
          <table:table-cell office:value-type="float" office:value="1.2222100496292114"/>
          <table:table-cell office:value-type="float" office:value="0.07462000101804733"/>
          <table:table-cell office:value-type="float" office:value="1.147590048611164"/>
          <table:table-cell office:value-type="float" office:value="0.37505816742777826"/>
          <table:table-cell office:value-type="float" office:value="0.35453492028069544"/>
          <table:table-cell office:value-type="float" office:value="0.13871447890996932"/>
          <table:table-cell office:value-type="float" office:value="0.6114018559455872"/>
          <table:table-cell office:value-type="float" office:value="0.4726873770356178"/>
          <table:table-cell office:value-type="float" office:value="0.1587192"/>
          <table:table-cell office:value-type="float" office:value="0.1623108"/>
          <table:table-cell office:value-type="float" office:value="0.1417124"/>
          <table:table-cell office:value-type="float" office:value="0.07462"/>
          <table:table-cell office:value-type="float" office:value="0.15621"/>
          <table:table-cell office:value-type="float" office:value="-0.0159408"/>
          <table:table-cell office:value-type="float" office:value="0.5248"/>
          <table:table-cell office:value-type="float" office:value="0.34522"/>
          <table:table-cell office:value-type="float" office:value="0.27921"/>
          <table:table-cell office:value-type="float" office:value="0.6855692"/>
          <table:table-cell office:value-type="float" office:value="1.22221"/>
          <table:table-cell office:value-type="float" office:value="-0.0024108"/>
          <table:table-cell office:value-type="float" office:value="0.6923468"/>
          <table:table-cell office:value-type="float" office:value="0.2461501"/>
          <table:table-cell office:value-type="float" office:value="0.0239028"/>
          <table:table-cell office:value-type="float" office:value="0.6923468"/>
          <table:table-cell office:value-type="float" office:value="0.2461501"/>
          <table:table-cell office:value-type="float" office:value="0.0301028"/>
          <table:table-cell office:value-type="float" office:value="0.6923468"/>
          <table:table-cell office:value-type="float" office:value="0.2461501"/>
          <table:table-cell office:value-type="float" office:value="0.0363028"/>
          <table:table-cell office:value-type="float" office:value="0.6923468"/>
          <table:table-cell office:value-type="float" office:value="0.2461501"/>
          <table:table-cell office:value-type="float" office:value="0.0425028"/>
          <table:table-cell office:value-type="float" office:value="0.6923468"/>
          <table:table-cell office:value-type="float" office:value="0.2461501"/>
          <table:table-cell office:value-type="float" office:value="0.0487028"/>
          <table:table-cell office:value-type="float" office:value="0.6923468"/>
          <table:table-cell office:value-type="float" office:value="0.2461502"/>
          <table:table-cell office:value-type="float" office:value="0.0549028"/>
          <table:table-cell office:value-type="float" office:value="0.687268"/>
          <table:table-cell office:value-type="float" office:value="0.2497062"/>
          <table:table-cell office:value-type="float" office:value="0.0239028"/>
          <table:table-cell office:value-type="float" office:value="0.687268"/>
          <table:table-cell office:value-type="float" office:value="0.2497063"/>
          <table:table-cell office:value-type="float" office:value="0.0301028"/>
          <table:table-cell office:value-type="float" office:value="0.687268"/>
          <table:table-cell office:value-type="float" office:value="0.2497063"/>
          <table:table-cell office:value-type="float" office:value="0.0363028"/>
          <table:table-cell office:value-type="float" office:value="0.687268"/>
          <table:table-cell office:value-type="float" office:value="0.2497063"/>
          <table:table-cell office:value-type="float" office:value="0.0425028"/>
          <table:table-cell office:value-type="float" office:value="0.687268"/>
          <table:table-cell office:value-type="float" office:value="0.2497063"/>
          <table:table-cell office:value-type="float" office:value="0.0487028"/>
          <table:table-cell office:value-type="float" office:value="0.687268"/>
          <table:table-cell office:value-type="float" office:value="0.2497064"/>
          <table:table-cell office:value-type="float" office:value="0.054902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8-21 12:31:05</text:p>
          </table:table-cell>
          <table:table-cell office:value-type="float" office:value="-0.0009566"/>
          <table:table-cell office:value-type="float" office:value="0.6895279"/>
          <table:table-cell office:value-type="float" office:value="0.6885713"/>
          <table:table-cell office:value-type="float" office:value="0.2489427"/>
          <table:table-cell office:value-type="float" office:value="0.0364776"/>
          <table:table-cell office:value-type="float" office:value="10"/>
          <table:table-cell office:value-type="float" office:value="0.8065192103385925"/>
          <table:table-cell office:value-type="float" office:value="0.17666080594062805"/>
          <table:table-cell office:value-type="float" office:value="0.6298584043979645"/>
          <table:table-cell office:value-type="float" office:value="0.39527116268873214"/>
          <table:table-cell office:value-type="float" office:value="0.22006999510671085"/>
          <table:table-cell office:value-type="float" office:value="0.23604848086833954"/>
          <table:table-cell office:value-type="float" office:value="0.5544938445091248"/>
          <table:table-cell office:value-type="float" office:value="0.31844536364078524"/>
          <table:table-cell office:value-type="float" office:value="0.1824992"/>
          <table:table-cell office:value-type="float" office:value="0.1766608"/>
          <table:table-cell office:value-type="float" office:value="0.1806624"/>
          <table:table-cell office:value-type="float" office:value="0.2255"/>
          <table:table-cell office:value-type="float" office:value="0.41492"/>
          <table:table-cell office:value-type="float" office:value="-0.0147108"/>
          <table:table-cell office:value-type="float" office:value="0.60147"/>
          <table:table-cell office:value-type="float" office:value="0.58999"/>
          <table:table-cell office:value-type="float" office:value="0.48175"/>
          <table:table-cell office:value-type="float" office:value="0.8065192"/>
          <table:table-cell office:value-type="float" office:value="0.29274"/>
          <table:table-cell office:value-type="float" office:value="-0.0007708"/>
          <table:table-cell office:value-type="float" office:value="0.6919027"/>
          <table:table-cell office:value-type="float" office:value="0.2461471"/>
          <table:table-cell office:value-type="float" office:value="0.0239008"/>
          <table:table-cell office:value-type="float" office:value="0.6919026"/>
          <table:table-cell office:value-type="float" office:value="0.2461472"/>
          <table:table-cell office:value-type="float" office:value="0.0301008"/>
          <table:table-cell office:value-type="float" office:value="0.6919026"/>
          <table:table-cell office:value-type="float" office:value="0.2461473"/>
          <table:table-cell office:value-type="float" office:value="0.0363008"/>
          <table:table-cell office:value-type="float" office:value="0.6919025"/>
          <table:table-cell office:value-type="float" office:value="0.2461474"/>
          <table:table-cell office:value-type="float" office:value="0.0425008"/>
          <table:table-cell office:value-type="float" office:value="0.6919024"/>
          <table:table-cell office:value-type="float" office:value="0.2461475"/>
          <table:table-cell office:value-type="float" office:value="0.0487008"/>
          <table:table-cell office:value-type="float" office:value="0.6919023"/>
          <table:table-cell office:value-type="float" office:value="0.2461476"/>
          <table:table-cell office:value-type="float" office:value="0.0549008"/>
          <table:table-cell office:value-type="float" office:value="0.6871534"/>
          <table:table-cell office:value-type="float" office:value="0.2501325"/>
          <table:table-cell office:value-type="float" office:value="0.0239007"/>
          <table:table-cell office:value-type="float" office:value="0.6871533"/>
          <table:table-cell office:value-type="float" office:value="0.2501326"/>
          <table:table-cell office:value-type="float" office:value="0.0301007"/>
          <table:table-cell office:value-type="float" office:value="0.6871532"/>
          <table:table-cell office:value-type="float" office:value="0.2501327"/>
          <table:table-cell office:value-type="float" office:value="0.0363007"/>
          <table:table-cell office:value-type="float" office:value="0.6871532"/>
          <table:table-cell office:value-type="float" office:value="0.2501328"/>
          <table:table-cell office:value-type="float" office:value="0.0425007"/>
          <table:table-cell office:value-type="float" office:value="0.6871531"/>
          <table:table-cell office:value-type="float" office:value="0.2501329"/>
          <table:table-cell office:value-type="float" office:value="0.0487007"/>
          <table:table-cell office:value-type="float" office:value="0.687153"/>
          <table:table-cell office:value-type="float" office:value="0.250133"/>
          <table:table-cell office:value-type="float" office:value="0.0549007"/>
        </table:table-row>
        <table:table-row>
          <table:table-cell>
            <text:p>z_rot_min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5.0"/>
          <table:table-cell>
            <text:p>2025-08-21 12:31:17</text:p>
          </table:table-cell>
          <table:table-cell office:value-type="float" office:value="-0.0004999"/>
          <table:table-cell office:value-type="float" office:value="0.6892726"/>
          <table:table-cell office:value-type="float" office:value="0.6887728"/>
          <table:table-cell office:value-type="float" office:value="0.2488812"/>
          <table:table-cell office:value-type="float" office:value="0.0379783"/>
          <table:table-cell office:value-type="float" office:value="10"/>
          <table:table-cell office:value-type="float" office:value="0.7749000191688538"/>
          <table:table-cell office:value-type="float" office:value="0.2841792106628418"/>
          <table:table-cell office:value-type="float" office:value="0.49072080850601196"/>
          <table:table-cell office:value-type="float" office:value="0.45820616483688353"/>
          <table:table-cell office:value-type="float" office:value="0.16306491546085636"/>
          <table:table-cell office:value-type="float" office:value="0.3537184834480286"/>
          <table:table-cell office:value-type="float" office:value="0.5626938462257385"/>
          <table:table-cell office:value-type="float" office:value="0.2089753627777099"/>
          <table:table-cell office:value-type="float" office:value="0.2841792"/>
          <table:table-cell office:value-type="float" office:value="0.2881808"/>
          <table:table-cell office:value-type="float" office:value="0.2975124"/>
          <table:table-cell office:value-type="float" office:value="0.35219"/>
          <table:table-cell office:value-type="float" office:value="0.54653"/>
          <table:table-cell office:value-type="float" office:value="-0.0159408"/>
          <table:table-cell office:value-type="float" office:value="0.5043"/>
          <table:table-cell office:value-type="float" office:value="0.51168"/>
          <table:table-cell office:value-type="float" office:value="0.40098"/>
          <table:table-cell office:value-type="float" office:value="0.6216092"/>
          <table:table-cell office:value-type="float" office:value="0.7749"/>
          <table:table-cell office:value-type="float" office:value="-0.0024108"/>
          <table:table-cell office:value-type="float" office:value="0.6914647"/>
          <table:table-cell office:value-type="float" office:value="0.2461893"/>
          <table:table-cell office:value-type="float" office:value="0.0239007"/>
          <table:table-cell office:value-type="float" office:value="0.6914647"/>
          <table:table-cell office:value-type="float" office:value="0.2461893"/>
          <table:table-cell office:value-type="float" office:value="0.0301007"/>
          <table:table-cell office:value-type="float" office:value="0.6914647"/>
          <table:table-cell office:value-type="float" office:value="0.2461893"/>
          <table:table-cell office:value-type="float" office:value="0.0363007"/>
          <table:table-cell office:value-type="float" office:value="0.6914647"/>
          <table:table-cell office:value-type="float" office:value="0.2461893"/>
          <table:table-cell office:value-type="float" office:value="0.0425007"/>
          <table:table-cell office:value-type="float" office:value="0.6914646"/>
          <table:table-cell office:value-type="float" office:value="0.2461893"/>
          <table:table-cell office:value-type="float" office:value="0.0487007"/>
          <table:table-cell office:value-type="float" office:value="0.6914646"/>
          <table:table-cell office:value-type="float" office:value="0.2461893"/>
          <table:table-cell office:value-type="float" office:value="0.0549007"/>
          <table:table-cell office:value-type="float" office:value="0.6870806"/>
          <table:table-cell office:value-type="float" office:value="0.2505734"/>
          <table:table-cell office:value-type="float" office:value="0.0239006"/>
          <table:table-cell office:value-type="float" office:value="0.6870806"/>
          <table:table-cell office:value-type="float" office:value="0.2505734"/>
          <table:table-cell office:value-type="float" office:value="0.0301006"/>
          <table:table-cell office:value-type="float" office:value="0.6870806"/>
          <table:table-cell office:value-type="float" office:value="0.2505734"/>
          <table:table-cell office:value-type="float" office:value="0.0363006"/>
          <table:table-cell office:value-type="float" office:value="0.6870806"/>
          <table:table-cell office:value-type="float" office:value="0.2505734"/>
          <table:table-cell office:value-type="float" office:value="0.0425006"/>
          <table:table-cell office:value-type="float" office:value="0.6870806"/>
          <table:table-cell office:value-type="float" office:value="0.2505734"/>
          <table:table-cell office:value-type="float" office:value="0.0487006"/>
          <table:table-cell office:value-type="float" office:value="0.6870806"/>
          <table:table-cell office:value-type="float" office:value="0.2505734"/>
          <table:table-cell office:value-type="float" office:value="0.0549006"/>
        </table:table-row>
        <table:table-row>
          <table:table-cell>
            <text:p>z_rot_min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0.0"/>
          <table:table-cell>
            <text:p>2025-08-21 12:31:30</text:p>
          </table:table-cell>
          <table:table-cell office:value-type="float" office:value="-0.0002758"/>
          <table:table-cell office:value-type="float" office:value="0.6890326"/>
          <table:table-cell office:value-type="float" office:value="0.6887568"/>
          <table:table-cell office:value-type="float" office:value="0.2489627"/>
          <table:table-cell office:value-type="float" office:value="0.0381696"/>
          <table:table-cell office:value-type="float" office:value="10"/>
          <table:table-cell office:value-type="float" office:value="0.8298400044441223"/>
          <table:table-cell office:value-type="float" office:value="0.3284592032432556"/>
          <table:table-cell office:value-type="float" office:value="0.5013808012008667"/>
          <table:table-cell office:value-type="float" office:value="0.4627981662750244"/>
          <table:table-cell office:value-type="float" office:value="0.15328331587368813"/>
          <table:table-cell office:value-type="float" office:value="0.3987364888191223"/>
          <table:table-cell office:value-type="float" office:value="0.5268598437309265"/>
          <table:table-cell office:value-type="float" office:value="0.1281233549118042"/>
          <table:table-cell office:value-type="float" office:value="0.3284592"/>
          <table:table-cell office:value-type="float" office:value="0.3410708"/>
          <table:table-cell office:value-type="float" office:value="0.3557324"/>
          <table:table-cell office:value-type="float" office:value="0.40016"/>
          <table:table-cell office:value-type="float" office:value="0.56826"/>
          <table:table-cell office:value-type="float" office:value="-0.0147108"/>
          <table:table-cell office:value-type="float" office:value="0.44731"/>
          <table:table-cell office:value-type="float" office:value="0.45305"/>
          <table:table-cell office:value-type="float" office:value="0.36039"/>
          <table:table-cell office:value-type="float" office:value="0.5437092"/>
          <table:table-cell office:value-type="float" office:value="0.82984"/>
          <table:table-cell office:value-type="float" office:value="-0.0020008"/>
          <table:table-cell office:value-type="float" office:value="0.6910253"/>
          <table:table-cell office:value-type="float" office:value="0.2462592"/>
          <table:table-cell office:value-type="float" office:value="0.0239015"/>
          <table:table-cell office:value-type="float" office:value="0.6910253"/>
          <table:table-cell office:value-type="float" office:value="0.2462592"/>
          <table:table-cell office:value-type="float" office:value="0.0301015"/>
          <table:table-cell office:value-type="float" office:value="0.6910253"/>
          <table:table-cell office:value-type="float" office:value="0.2462592"/>
          <table:table-cell office:value-type="float" office:value="0.0363015"/>
          <table:table-cell office:value-type="float" office:value="0.6910253"/>
          <table:table-cell office:value-type="float" office:value="0.2462592"/>
          <table:table-cell office:value-type="float" office:value="0.0425015"/>
          <table:table-cell office:value-type="float" office:value="0.6910253"/>
          <table:table-cell office:value-type="float" office:value="0.2462592"/>
          <table:table-cell office:value-type="float" office:value="0.0487015"/>
          <table:table-cell office:value-type="float" office:value="0.6910253"/>
          <table:table-cell office:value-type="float" office:value="0.2462592"/>
          <table:table-cell office:value-type="float" office:value="0.0549015"/>
          <table:table-cell office:value-type="float" office:value="0.68704"/>
          <table:table-cell office:value-type="float" office:value="0.2510087"/>
          <table:table-cell office:value-type="float" office:value="0.0239015"/>
          <table:table-cell office:value-type="float" office:value="0.68704"/>
          <table:table-cell office:value-type="float" office:value="0.2510087"/>
          <table:table-cell office:value-type="float" office:value="0.0301015"/>
          <table:table-cell office:value-type="float" office:value="0.68704"/>
          <table:table-cell office:value-type="float" office:value="0.2510087"/>
          <table:table-cell office:value-type="float" office:value="0.0363015"/>
          <table:table-cell office:value-type="float" office:value="0.68704"/>
          <table:table-cell office:value-type="float" office:value="0.2510087"/>
          <table:table-cell office:value-type="float" office:value="0.0425015"/>
          <table:table-cell office:value-type="float" office:value="0.68704"/>
          <table:table-cell office:value-type="float" office:value="0.2510087"/>
          <table:table-cell office:value-type="float" office:value="0.0487015"/>
          <table:table-cell office:value-type="float" office:value="0.68704"/>
          <table:table-cell office:value-type="float" office:value="0.2510087"/>
          <table:table-cell office:value-type="float" office:value="0.0549015"/>
        </table:table-row>
        <table:table-row>
          <table:table-cell>
            <text:p>z_rot_min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5.0"/>
          <table:table-cell>
            <text:p>2025-08-21 12:31:43</text:p>
          </table:table-cell>
          <table:table-cell office:value-type="float" office:value="-0.0001115"/>
          <table:table-cell office:value-type="float" office:value="0.6888155"/>
          <table:table-cell office:value-type="float" office:value="0.6887041"/>
          <table:table-cell office:value-type="float" office:value="0.2490785"/>
          <table:table-cell office:value-type="float" office:value="0.0382076"/>
          <table:table-cell office:value-type="float" office:value="10"/>
          <table:table-cell office:value-type="float" office:value="0.8614100217819214"/>
          <table:table-cell office:value-type="float" office:value="0.3181599974632263"/>
          <table:table-cell office:value-type="float" office:value="0.5432500243186951"/>
          <table:table-cell office:value-type="float" office:value="0.4659961611032486"/>
          <table:table-cell office:value-type="float" office:value="0.1529957576227607"/>
          <table:table-cell office:value-type="float" office:value="0.4367844760417938"/>
          <table:table-cell office:value-type="float" office:value="0.49520784616470337"/>
          <table:table-cell office:value-type="float" office:value="0.058423370122909546"/>
          <table:table-cell office:value-type="float" office:value="0.3727392"/>
          <table:table-cell office:value-type="float" office:value="0.3997008"/>
          <table:table-cell office:value-type="float" office:value="0.4266624"/>
          <table:table-cell office:value-type="float" office:value="0.44526"/>
          <table:table-cell office:value-type="float" office:value="0.53956"/>
          <table:table-cell office:value-type="float" office:value="-0.0134808"/>
          <table:table-cell office:value-type="float" office:value="0.3936"/>
          <table:table-cell office:value-type="float" office:value="0.39524"/>
          <table:table-cell office:value-type="float" office:value="0.31816"/>
          <table:table-cell office:value-type="float" office:value="0.5076292"/>
          <table:table-cell office:value-type="float" office:value="0.86141"/>
          <table:table-cell office:value-type="float" office:value="-0.0020008"/>
          <table:table-cell office:value-type="float" office:value="0.6905936"/>
          <table:table-cell office:value-type="float" office:value="0.24638"/>
          <table:table-cell office:value-type="float" office:value="0.0239087"/>
          <table:table-cell office:value-type="float" office:value="0.6905936"/>
          <table:table-cell office:value-type="float" office:value="0.24638"/>
          <table:table-cell office:value-type="float" office:value="0.0301087"/>
          <table:table-cell office:value-type="float" office:value="0.6905936"/>
          <table:table-cell office:value-type="float" office:value="0.24638"/>
          <table:table-cell office:value-type="float" office:value="0.0363087"/>
          <table:table-cell office:value-type="float" office:value="0.6905936"/>
          <table:table-cell office:value-type="float" office:value="0.24638"/>
          <table:table-cell office:value-type="float" office:value="0.0425087"/>
          <table:table-cell office:value-type="float" office:value="0.6905936"/>
          <table:table-cell office:value-type="float" office:value="0.24638"/>
          <table:table-cell office:value-type="float" office:value="0.0487087"/>
          <table:table-cell office:value-type="float" office:value="0.6905936"/>
          <table:table-cell office:value-type="float" office:value="0.24638"/>
          <table:table-cell office:value-type="float" office:value="0.0549087"/>
          <table:table-cell office:value-type="float" office:value="0.6870375"/>
          <table:table-cell office:value-type="float" office:value="0.2514587"/>
          <table:table-cell office:value-type="float" office:value="0.0239087"/>
          <table:table-cell office:value-type="float" office:value="0.6870375"/>
          <table:table-cell office:value-type="float" office:value="0.2514587"/>
          <table:table-cell office:value-type="float" office:value="0.0301087"/>
          <table:table-cell office:value-type="float" office:value="0.6870374"/>
          <table:table-cell office:value-type="float" office:value="0.2514587"/>
          <table:table-cell office:value-type="float" office:value="0.0363087"/>
          <table:table-cell office:value-type="float" office:value="0.6870374"/>
          <table:table-cell office:value-type="float" office:value="0.2514587"/>
          <table:table-cell office:value-type="float" office:value="0.0425087"/>
          <table:table-cell office:value-type="float" office:value="0.6870374"/>
          <table:table-cell office:value-type="float" office:value="0.2514587"/>
          <table:table-cell office:value-type="float" office:value="0.0487087"/>
          <table:table-cell office:value-type="float" office:value="0.6870374"/>
          <table:table-cell office:value-type="float" office:value="0.2514587"/>
          <table:table-cell office:value-type="float" office:value="0.0549087"/>
        </table:table-row>
        <table:table-row>
          <table:table-cell>
            <text:p>z_rot_min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0.0"/>
          <table:table-cell>
            <text:p>2025-08-21 12:31:56</text:p>
          </table:table-cell>
          <table:table-cell office:value-type="float" office:value="-3.95e-05"/>
          <table:table-cell office:value-type="float" office:value="0.6886305"/>
          <table:table-cell office:value-type="float" office:value="0.6885911"/>
          <table:table-cell office:value-type="float" office:value="0.249272"/>
          <table:table-cell office:value-type="float" office:value="0.0380087"/>
          <table:table-cell office:value-type="float" office:value="10"/>
          <table:table-cell office:value-type="float" office:value="0.9380800127983093"/>
          <table:table-cell office:value-type="float" office:value="0.27921000123023987"/>
          <table:table-cell office:value-type="float" office:value="0.6588700115680695"/>
          <table:table-cell office:value-type="float" office:value="0.4646841615438461"/>
          <table:table-cell office:value-type="float" office:value="0.18143964827485745"/>
          <table:table-cell office:value-type="float" office:value="0.45285648107528687"/>
          <table:table-cell office:value-type="float" office:value="0.4765118420124054"/>
          <table:table-cell office:value-type="float" office:value="0.023655360937118508"/>
          <table:table-cell office:value-type="float" office:value="0.4186592"/>
          <table:table-cell office:value-type="float" office:value="0.4640708"/>
          <table:table-cell office:value-type="float" office:value="0.5037424"/>
          <table:table-cell office:value-type="float" office:value="0.48503"/>
          <table:table-cell office:value-type="float" office:value="0.39278"/>
          <table:table-cell office:value-type="float" office:value="-0.0126608"/>
          <table:table-cell office:value-type="float" office:value="0.34768"/>
          <table:table-cell office:value-type="float" office:value="0.34317"/>
          <table:table-cell office:value-type="float" office:value="0.27921"/>
          <table:table-cell office:value-type="float" office:value="0.4744192"/>
          <table:table-cell office:value-type="float" office:value="0.93808"/>
          <table:table-cell office:value-type="float" office:value="-0.0015908"/>
          <table:table-cell office:value-type="float" office:value="0.6901805"/>
          <table:table-cell office:value-type="float" office:value="0.2465189"/>
          <table:table-cell office:value-type="float" office:value="0.0238992"/>
          <table:table-cell office:value-type="float" office:value="0.6901805"/>
          <table:table-cell office:value-type="float" office:value="0.246519"/>
          <table:table-cell office:value-type="float" office:value="0.0300992"/>
          <table:table-cell office:value-type="float" office:value="0.6901805"/>
          <table:table-cell office:value-type="float" office:value="0.246519"/>
          <table:table-cell office:value-type="float" office:value="0.0362992"/>
          <table:table-cell office:value-type="float" office:value="0.6901805"/>
          <table:table-cell office:value-type="float" office:value="0.246519"/>
          <table:table-cell office:value-type="float" office:value="0.0424992"/>
          <table:table-cell office:value-type="float" office:value="0.6901805"/>
          <table:table-cell office:value-type="float" office:value="0.246519"/>
          <table:table-cell office:value-type="float" office:value="0.0486992"/>
          <table:table-cell office:value-type="float" office:value="0.6901805"/>
          <table:table-cell office:value-type="float" office:value="0.2465191"/>
          <table:table-cell office:value-type="float" office:value="0.0548992"/>
          <table:table-cell office:value-type="float" office:value="0.6870806"/>
          <table:table-cell office:value-type="float" office:value="0.2518883"/>
          <table:table-cell office:value-type="float" office:value="0.0238992"/>
          <table:table-cell office:value-type="float" office:value="0.6870806"/>
          <table:table-cell office:value-type="float" office:value="0.2518883"/>
          <table:table-cell office:value-type="float" office:value="0.0300992"/>
          <table:table-cell office:value-type="float" office:value="0.6870805"/>
          <table:table-cell office:value-type="float" office:value="0.2518883"/>
          <table:table-cell office:value-type="float" office:value="0.0362992"/>
          <table:table-cell office:value-type="float" office:value="0.6870805"/>
          <table:table-cell office:value-type="float" office:value="0.2518884"/>
          <table:table-cell office:value-type="float" office:value="0.0424992"/>
          <table:table-cell office:value-type="float" office:value="0.6870805"/>
          <table:table-cell office:value-type="float" office:value="0.2518884"/>
          <table:table-cell office:value-type="float" office:value="0.0486992"/>
          <table:table-cell office:value-type="float" office:value="0.6870805"/>
          <table:table-cell office:value-type="float" office:value="0.2518884"/>
          <table:table-cell office:value-type="float" office:value="0.0548992"/>
        </table:table-row>
        <table:table-row>
          <table:table-cell>
            <text:p>z_rot_min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5.0"/>
          <table:table-cell>
            <text:p>2025-08-21 12:32:09</text:p>
          </table:table-cell>
          <table:table-cell office:value-type="float" office:value="-0.0001549"/>
          <table:table-cell office:value-type="float" office:value="0.6884738"/>
          <table:table-cell office:value-type="float" office:value="0.6883189"/>
          <table:table-cell office:value-type="float" office:value="0.2498465"/>
          <table:table-cell office:value-type="float" office:value="0.0377881"/>
          <table:table-cell office:value-type="float" office:value="9"/>
          <table:table-cell office:value-type="float" office:value="1.216879963874817"/>
          <table:table-cell office:value-type="float" office:value="-0.08281999826431274"/>
          <table:table-cell office:value-type="float" office:value="1.2996999621391296"/>
          <table:table-cell office:value-type="float" office:value="0.44762815833091735"/>
          <table:table-cell office:value-type="float" office:value="0.3283783647635224"/>
          <table:table-cell office:value-type="float" office:value="0.38545248508453367"/>
          <table:table-cell office:value-type="float" office:value="0.509803831577301"/>
          <table:table-cell office:value-type="float" office:value="0.12435134649276736"/>
          <table:table-cell office:value-type="float" office:value="0.4399792"/>
          <table:table-cell office:value-type="float" office:value="0.5038408"/>
          <table:table-cell office:value-type="float" office:value="0.5677024"/>
          <table:table-cell office:value-type="float" office:value="0.49856"/>
          <table:table-cell office:value-type="float" office:value="-0.08282"/>
          <table:table-cell office:value-type="float" office:value="-0.0114308"/>
          <table:table-cell office:value-type="float" office:value="0.30668"/>
          <table:table-cell office:value-type="float" office:value="0.30545"/>
          <table:table-cell office:value-type="float" office:value="0.25584"/>
          <table:table-cell office:value-type="float" office:value="0.4641692"/>
          <table:table-cell office:value-type="float" office:value="1.21688"/>
          <table:table-cell office:value-type="float" office:value="-0.0015908"/>
          <table:table-cell office:value-type="float" office:value="0.6897839"/>
          <table:table-cell office:value-type="float" office:value="0.2467048"/>
          <table:table-cell office:value-type="float" office:value="0.0239005"/>
          <table:table-cell office:value-type="float" office:value="0.6897839"/>
          <table:table-cell office:value-type="float" office:value="0.2467048"/>
          <table:table-cell office:value-type="float" office:value="0.0301005"/>
          <table:table-cell office:value-type="float" office:value="0.6897839"/>
          <table:table-cell office:value-type="float" office:value="0.2467048"/>
          <table:table-cell office:value-type="float" office:value="0.0363005"/>
          <table:table-cell office:value-type="float" office:value="0.689784"/>
          <table:table-cell office:value-type="float" office:value="0.2467049"/>
          <table:table-cell office:value-type="float" office:value="0.0425005"/>
          <table:table-cell office:value-type="float" office:value="0.689784"/>
          <table:table-cell office:value-type="float" office:value="0.2467049"/>
          <table:table-cell office:value-type="float" office:value="0.0487005"/>
          <table:table-cell office:value-type="float" office:value="0.689784"/>
          <table:table-cell office:value-type="float" office:value="0.2467049"/>
          <table:table-cell office:value-type="float" office:value="0.0549005"/>
          <table:table-cell office:value-type="float" office:value="0.6871636"/>
          <table:table-cell office:value-type="float" office:value="0.2523238"/>
          <table:table-cell office:value-type="float" office:value="0.0239005"/>
          <table:table-cell office:value-type="float" office:value="0.6871636"/>
          <table:table-cell office:value-type="float" office:value="0.2523239"/>
          <table:table-cell office:value-type="float" office:value="0.0301005"/>
          <table:table-cell office:value-type="float" office:value="0.6871636"/>
          <table:table-cell office:value-type="float" office:value="0.2523239"/>
          <table:table-cell office:value-type="float" office:value="0.0363005"/>
          <table:table-cell office:value-type="float" office:value="0.6871637"/>
          <table:table-cell office:value-type="float" office:value="0.2523239"/>
          <table:table-cell office:value-type="float" office:value="0.0425005"/>
          <table:table-cell office:value-type="float" office:value="0.6871637"/>
          <table:table-cell office:value-type="float" office:value="0.252324"/>
          <table:table-cell office:value-type="float" office:value="0.0487005"/>
          <table:table-cell office:value-type="float" office:value="0.6871637"/>
          <table:table-cell office:value-type="float" office:value="0.252324"/>
          <table:table-cell office:value-type="float" office:value="0.0549005"/>
        </table:table-row>
        <table:table-row>
          <table:table-cell>
            <text:p>z_rot_min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0.0"/>
          <table:table-cell>
            <text:p>2025-08-21 12:32:21</text:p>
          </table:table-cell>
          <table:table-cell office:value-type="float" office:value="-0.0001397"/>
          <table:table-cell office:value-type="float" office:value="0.6883313"/>
          <table:table-cell office:value-type="float" office:value="0.6881916"/>
          <table:table-cell office:value-type="float" office:value="0.2502207"/>
          <table:table-cell office:value-type="float" office:value="0.0392904"/>
          <table:table-cell office:value-type="float" office:value="9"/>
          <table:table-cell office:value-type="float" office:value="1.7334799766540527"/>
          <table:table-cell office:value-type="float" office:value="-0.8737099766731262"/>
          <table:table-cell office:value-type="float" office:value="2.607189953327179"/>
          <table:table-cell office:value-type="float" office:value="0.4259801596403122"/>
          <table:table-cell office:value-type="float" office:value="0.6332712244945004"/>
          <table:table-cell office:value-type="float" office:value="0.2709804892539978"/>
          <table:table-cell office:value-type="float" office:value="0.5809798300266266"/>
          <table:table-cell office:value-type="float" office:value="0.30999934077262875"/>
          <table:table-cell office:value-type="float" office:value="0.4424392"/>
          <table:table-cell office:value-type="float" office:value="0.4989208"/>
          <table:table-cell office:value-type="float" office:value="0.6119824"/>
          <table:table-cell office:value-type="float" office:value="0.67527"/>
          <table:table-cell office:value-type="float" office:value="-0.87371"/>
          <table:table-cell office:value-type="float" office:value="-0.0093808"/>
          <table:table-cell office:value-type="float" office:value="0.24641"/>
          <table:table-cell office:value-type="float" office:value="0.25133"/>
          <table:table-cell office:value-type="float" office:value="0.21525"/>
          <table:table-cell office:value-type="float" office:value="0.4584292"/>
          <table:table-cell office:value-type="float" office:value="1.73348"/>
          <table:table-cell office:value-type="float" office:value="-0.0007708"/>
          <table:table-cell office:value-type="float" office:value="0.6893915"/>
          <table:table-cell office:value-type="float" office:value="0.2469239"/>
          <table:table-cell office:value-type="float" office:value="0.023904"/>
          <table:table-cell office:value-type="float" office:value="0.6893915"/>
          <table:table-cell office:value-type="float" office:value="0.2469239"/>
          <table:table-cell office:value-type="float" office:value="0.030104"/>
          <table:table-cell office:value-type="float" office:value="0.6893915"/>
          <table:table-cell office:value-type="float" office:value="0.2469239"/>
          <table:table-cell office:value-type="float" office:value="0.036304"/>
          <table:table-cell office:value-type="float" office:value="0.6893915"/>
          <table:table-cell office:value-type="float" office:value="0.2469239"/>
          <table:table-cell office:value-type="float" office:value="0.042504"/>
          <table:table-cell office:value-type="float" office:value="0.6893915"/>
          <table:table-cell office:value-type="float" office:value="0.2469239"/>
          <table:table-cell office:value-type="float" office:value="0.048704"/>
          <table:table-cell office:value-type="float" office:value="0.6893916"/>
          <table:table-cell office:value-type="float" office:value="0.2469238"/>
          <table:table-cell office:value-type="float" office:value="0.054904"/>
          <table:table-cell office:value-type="float" office:value="0.687271"/>
          <table:table-cell office:value-type="float" office:value="0.25275"/>
          <table:table-cell office:value-type="float" office:value="0.023904"/>
          <table:table-cell office:value-type="float" office:value="0.687271"/>
          <table:table-cell office:value-type="float" office:value="0.25275"/>
          <table:table-cell office:value-type="float" office:value="0.030104"/>
          <table:table-cell office:value-type="float" office:value="0.687271"/>
          <table:table-cell office:value-type="float" office:value="0.25275"/>
          <table:table-cell office:value-type="float" office:value="0.036304"/>
          <table:table-cell office:value-type="float" office:value="0.687271"/>
          <table:table-cell office:value-type="float" office:value="0.25275"/>
          <table:table-cell office:value-type="float" office:value="0.042504"/>
          <table:table-cell office:value-type="float" office:value="0.687271"/>
          <table:table-cell office:value-type="float" office:value="0.25275"/>
          <table:table-cell office:value-type="float" office:value="0.048704"/>
          <table:table-cell office:value-type="float" office:value="0.687271"/>
          <table:table-cell office:value-type="float" office:value="0.2527499"/>
          <table:table-cell office:value-type="float" office:value="0.054904"/>
        </table:table-row>
        <table:table-row>
          <table:table-cell>
            <text:p>z_rot_min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5.0"/>
          <table:table-cell>
            <text:p>2025-08-21 12:32:34</text:p>
          </table:table-cell>
          <table:table-cell office:value-type="float" office:value="-0.0001379"/>
          <table:table-cell office:value-type="float" office:value="0.6882352"/>
          <table:table-cell office:value-type="float" office:value="0.6880973"/>
          <table:table-cell office:value-type="float" office:value="0.2506871"/>
          <table:table-cell office:value-type="float" office:value="0.0410099"/>
          <table:table-cell office:value-type="float" office:value="10"/>
          <table:table-cell office:value-type="float" office:value="2.3488900661468506"/>
          <table:table-cell office:value-type="float" office:value="0.1996700018644333"/>
          <table:table-cell office:value-type="float" office:value="2.1492200642824173"/>
          <table:table-cell office:value-type="float" office:value="0.598057159781456"/>
          <table:table-cell office:value-type="float" office:value="0.6494894702955349"/>
          <table:table-cell office:value-type="float" office:value="0.49525046944618223"/>
          <table:table-cell office:value-type="float" office:value="0.7008638501167297"/>
          <table:table-cell office:value-type="float" office:value="0.20561338067054746"/>
          <table:table-cell office:value-type="float" office:value="0.3997992"/>
          <table:table-cell office:value-type="float" office:value="0.4423408"/>
          <table:table-cell office:value-type="float" office:value="0.5779524"/>
          <table:table-cell office:value-type="float" office:value="0.85444"/>
          <table:table-cell office:value-type="float" office:value="0.20172"/>
          <table:table-cell office:value-type="float" office:value="-0.0097908"/>
          <table:table-cell office:value-type="float" office:value="0.22386"/>
          <table:table-cell office:value-type="float" office:value="0.22837"/>
          <table:table-cell office:value-type="float" office:value="0.19967"/>
          <table:table-cell office:value-type="float" office:value="0.5035292"/>
          <table:table-cell office:value-type="float" office:value="2.3488901"/>
          <table:table-cell office:value-type="float" office:value="-0.0024108"/>
          <table:table-cell office:value-type="float" office:value="0.6890375"/>
          <table:table-cell office:value-type="float" office:value="0.2471779"/>
          <table:table-cell office:value-type="float" office:value="0.0239021"/>
          <table:table-cell office:value-type="float" office:value="0.6890375"/>
          <table:table-cell office:value-type="float" office:value="0.2471779"/>
          <table:table-cell office:value-type="float" office:value="0.0301021"/>
          <table:table-cell office:value-type="float" office:value="0.6890375"/>
          <table:table-cell office:value-type="float" office:value="0.247178"/>
          <table:table-cell office:value-type="float" office:value="0.0363021"/>
          <table:table-cell office:value-type="float" office:value="0.6890376"/>
          <table:table-cell office:value-type="float" office:value="0.247178"/>
          <table:table-cell office:value-type="float" office:value="0.0425021"/>
          <table:table-cell office:value-type="float" office:value="0.6890376"/>
          <table:table-cell office:value-type="float" office:value="0.247178"/>
          <table:table-cell office:value-type="float" office:value="0.0487021"/>
          <table:table-cell office:value-type="float" office:value="0.6890376"/>
          <table:table-cell office:value-type="float" office:value="0.247178"/>
          <table:table-cell office:value-type="float" office:value="0.0549021"/>
          <table:table-cell office:value-type="float" office:value="0.6874328"/>
          <table:table-cell office:value-type="float" office:value="0.2531667"/>
          <table:table-cell office:value-type="float" office:value="0.0239021"/>
          <table:table-cell office:value-type="float" office:value="0.6874328"/>
          <table:table-cell office:value-type="float" office:value="0.2531667"/>
          <table:table-cell office:value-type="float" office:value="0.0301021"/>
          <table:table-cell office:value-type="float" office:value="0.6874328"/>
          <table:table-cell office:value-type="float" office:value="0.2531667"/>
          <table:table-cell office:value-type="float" office:value="0.0363021"/>
          <table:table-cell office:value-type="float" office:value="0.6874329"/>
          <table:table-cell office:value-type="float" office:value="0.2531667"/>
          <table:table-cell office:value-type="float" office:value="0.0425021"/>
          <table:table-cell office:value-type="float" office:value="0.6874329"/>
          <table:table-cell office:value-type="float" office:value="0.2531667"/>
          <table:table-cell office:value-type="float" office:value="0.0487021"/>
          <table:table-cell office:value-type="float" office:value="0.6874329"/>
          <table:table-cell office:value-type="float" office:value="0.2531667"/>
          <table:table-cell office:value-type="float" office:value="0.0549021"/>
        </table:table-row>
        <table:table-row>
          <table:table-cell>
            <text:p>z_rot_min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0.0"/>
          <table:table-cell>
            <text:p>2025-08-21 12:32:47</text:p>
          </table:table-cell>
          <table:table-cell office:value-type="float" office:value="-1.91e-05"/>
          <table:table-cell office:value-type="float" office:value="0.6881572"/>
          <table:table-cell office:value-type="float" office:value="0.6881381"/>
          <table:table-cell office:value-type="float" office:value="0.2506199"/>
          <table:table-cell office:value-type="float" office:value="0.0432297"/>
          <table:table-cell office:value-type="float" office:value="10"/>
          <table:table-cell office:value-type="float" office:value="2.8531899452209473"/>
          <table:table-cell office:value-type="float" office:value="0.22057999670505524"/>
          <table:table-cell office:value-type="float" office:value="2.632609948515892"/>
          <table:table-cell office:value-type="float" office:value="0.8168741509318351"/>
          <table:table-cell office:value-type="float" office:value="0.8670463992420896"/>
          <table:table-cell office:value-type="float" office:value="0.7879084706306457"/>
          <table:table-cell office:value-type="float" office:value="0.8458398312330246"/>
          <table:table-cell office:value-type="float" office:value="0.05793136060237891"/>
          <table:table-cell office:value-type="float" office:value="0.3522392"/>
          <table:table-cell office:value-type="float" office:value="0.3849408"/>
          <table:table-cell office:value-type="float" office:value="0.5094824"/>
          <table:table-cell office:value-type="float" office:value="0.83599"/>
          <table:table-cell office:value-type="float" office:value="1.85689"/>
          <table:table-cell office:value-type="float" office:value="-0.0122508"/>
          <table:table-cell office:value-type="float" office:value="0.23452"/>
          <table:table-cell office:value-type="float" office:value="0.24641"/>
          <table:table-cell office:value-type="float" office:value="0.22058"/>
          <table:table-cell office:value-type="float" office:value="0.6744992"/>
          <table:table-cell office:value-type="float" office:value="2.8531899"/>
          <table:table-cell office:value-type="float" office:value="-0.0032308"/>
          <table:table-cell office:value-type="float" office:value="0.6886955"/>
          <table:table-cell office:value-type="float" office:value="0.2474588"/>
          <table:table-cell office:value-type="float" office:value="0.0239033"/>
          <table:table-cell office:value-type="float" office:value="0.6886955"/>
          <table:table-cell office:value-type="float" office:value="0.2474588"/>
          <table:table-cell office:value-type="float" office:value="0.0301033"/>
          <table:table-cell office:value-type="float" office:value="0.6886955"/>
          <table:table-cell office:value-type="float" office:value="0.2474588"/>
          <table:table-cell office:value-type="float" office:value="0.0363033"/>
          <table:table-cell office:value-type="float" office:value="0.6886955"/>
          <table:table-cell office:value-type="float" office:value="0.2474588"/>
          <table:table-cell office:value-type="float" office:value="0.0425033"/>
          <table:table-cell office:value-type="float" office:value="0.6886955"/>
          <table:table-cell office:value-type="float" office:value="0.2474588"/>
          <table:table-cell office:value-type="float" office:value="0.0487033"/>
          <table:table-cell office:value-type="float" office:value="0.6886955"/>
          <table:table-cell office:value-type="float" office:value="0.2474588"/>
          <table:table-cell office:value-type="float" office:value="0.0549033"/>
          <table:table-cell office:value-type="float" office:value="0.6876189"/>
          <table:table-cell office:value-type="float" office:value="0.2535646"/>
          <table:table-cell office:value-type="float" office:value="0.0239033"/>
          <table:table-cell office:value-type="float" office:value="0.6876189"/>
          <table:table-cell office:value-type="float" office:value="0.2535646"/>
          <table:table-cell office:value-type="float" office:value="0.0301033"/>
          <table:table-cell office:value-type="float" office:value="0.6876189"/>
          <table:table-cell office:value-type="float" office:value="0.2535646"/>
          <table:table-cell office:value-type="float" office:value="0.0363033"/>
          <table:table-cell office:value-type="float" office:value="0.6876189"/>
          <table:table-cell office:value-type="float" office:value="0.2535646"/>
          <table:table-cell office:value-type="float" office:value="0.0425033"/>
          <table:table-cell office:value-type="float" office:value="0.6876189"/>
          <table:table-cell office:value-type="float" office:value="0.2535646"/>
          <table:table-cell office:value-type="float" office:value="0.0487033"/>
          <table:table-cell office:value-type="float" office:value="0.6876189"/>
          <table:table-cell office:value-type="float" office:value="0.2535646"/>
          <table:table-cell office:value-type="float" office:value="0.0549033"/>
        </table:table-row>
        <table:table-row>
          <table:table-cell>
            <text:p>z_rot_min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5.0"/>
          <table:table-cell>
            <text:p>2025-08-21 12:32:59</text:p>
          </table:table-cell>
          <table:table-cell office:value-type="float" office:value="-1.99e-05"/>
          <table:table-cell office:value-type="float" office:value="0.6881119"/>
          <table:table-cell office:value-type="float" office:value="0.688092"/>
          <table:table-cell office:value-type="float" office:value="0.2510838"/>
          <table:table-cell office:value-type="float" office:value="0.0437971"/>
          <table:table-cell office:value-type="float" office:value="10"/>
          <table:table-cell office:value-type="float" office:value="3.066800117492676"/>
          <table:table-cell office:value-type="float" office:value="0.24722999334335327"/>
          <table:table-cell office:value-type="float" office:value="2.8195701241493225"/>
          <table:table-cell office:value-type="float" office:value="0.8753811776638031"/>
          <table:table-cell office:value-type="float" office:value="0.9853610788996199"/>
          <table:table-cell office:value-type="float" office:value="0.8107044935226441"/>
          <table:table-cell office:value-type="float" office:value="0.9400578618049622"/>
          <table:table-cell office:value-type="float" office:value="0.12935336828231814"/>
          <table:table-cell office:value-type="float" office:value="0.2751592"/>
          <table:table-cell office:value-type="float" office:value="0.3283608"/>
          <table:table-cell office:value-type="float" office:value="0.4369124"/>
          <table:table-cell office:value-type="float" office:value="0.73513"/>
          <table:table-cell office:value-type="float" office:value="2.2779601"/>
          <table:table-cell office:value-type="float" office:value="-0.0114308"/>
          <table:table-cell office:value-type="float" office:value="0.24723"/>
          <table:table-cell office:value-type="float" office:value="0.28372"/>
          <table:table-cell office:value-type="float" office:value="0.28413"/>
          <table:table-cell office:value-type="float" office:value="0.8184092"/>
          <table:table-cell office:value-type="float" office:value="3.0668001"/>
          <table:table-cell office:value-type="float" office:value="-0.0032308"/>
          <table:table-cell office:value-type="float" office:value="0.688382"/>
          <table:table-cell office:value-type="float" office:value="0.2477674"/>
          <table:table-cell office:value-type="float" office:value="0.0238993"/>
          <table:table-cell office:value-type="float" office:value="0.688382"/>
          <table:table-cell office:value-type="float" office:value="0.2477674"/>
          <table:table-cell office:value-type="float" office:value="0.0300993"/>
          <table:table-cell office:value-type="float" office:value="0.6883821"/>
          <table:table-cell office:value-type="float" office:value="0.2477674"/>
          <table:table-cell office:value-type="float" office:value="0.0362993"/>
          <table:table-cell office:value-type="float" office:value="0.6883822"/>
          <table:table-cell office:value-type="float" office:value="0.2477674"/>
          <table:table-cell office:value-type="float" office:value="0.0424993"/>
          <table:table-cell office:value-type="float" office:value="0.6883822"/>
          <table:table-cell office:value-type="float" office:value="0.2477674"/>
          <table:table-cell office:value-type="float" office:value="0.0486993"/>
          <table:table-cell office:value-type="float" office:value="0.6883823"/>
          <table:table-cell office:value-type="float" office:value="0.2477674"/>
          <table:table-cell office:value-type="float" office:value="0.0548993"/>
          <table:table-cell office:value-type="float" office:value="0.6878416"/>
          <table:table-cell office:value-type="float" office:value="0.2539438"/>
          <table:table-cell office:value-type="float" office:value="0.0238993"/>
          <table:table-cell office:value-type="float" office:value="0.6878417"/>
          <table:table-cell office:value-type="float" office:value="0.2539438"/>
          <table:table-cell office:value-type="float" office:value="0.0300993"/>
          <table:table-cell office:value-type="float" office:value="0.6878418"/>
          <table:table-cell office:value-type="float" office:value="0.2539438"/>
          <table:table-cell office:value-type="float" office:value="0.0362993"/>
          <table:table-cell office:value-type="float" office:value="0.6878418"/>
          <table:table-cell office:value-type="float" office:value="0.2539438"/>
          <table:table-cell office:value-type="float" office:value="0.0424993"/>
          <table:table-cell office:value-type="float" office:value="0.6878419"/>
          <table:table-cell office:value-type="float" office:value="0.2539438"/>
          <table:table-cell office:value-type="float" office:value="0.0486993"/>
          <table:table-cell office:value-type="float" office:value="0.6878419"/>
          <table:table-cell office:value-type="float" office:value="0.2539438"/>
          <table:table-cell office:value-type="float" office:value="0.0548993"/>
        </table:table-row>
        <table:table-row>
          <table:table-cell>
            <text:p>z_rot_min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90.0"/>
          <table:table-cell>
            <text:p>2025-08-21 12:33:12</text:p>
          </table:table-cell>
          <table:table-cell office:value-type="float" office:value="-0.0"/>
          <table:table-cell office:value-type="float" office:value="0.6880963"/>
          <table:table-cell office:value-type="float" office:value="0.6880962"/>
          <table:table-cell office:value-type="float" office:value="0.2516253"/>
          <table:table-cell office:value-type="float" office:value="0.0436776"/>
          <table:table-cell office:value-type="float" office:value="10"/>
          <table:table-cell office:value-type="float" office:value="3.094680070877075"/>
          <table:table-cell office:value-type="float" office:value="0.25957921147346497"/>
          <table:table-cell office:value-type="float" office:value="2.8351008594036102"/>
          <table:table-cell office:value-type="float" office:value="0.8997351706027985"/>
          <table:table-cell office:value-type="float" office:value="0.9956096324540085"/>
          <table:table-cell office:value-type="float" office:value="0.7781504929065705"/>
          <table:table-cell office:value-type="float" office:value="1.0213198482990264"/>
          <table:table-cell office:value-type="float" office:value="0.243169355392456"/>
          <table:table-cell office:value-type="float" office:value="0.2595792"/>
          <table:table-cell office:value-type="float" office:value="0.2853108"/>
          <table:table-cell office:value-type="float" office:value="0.3778724"/>
          <table:table-cell office:value-type="float" office:value="0.64862"/>
          <table:table-cell office:value-type="float" office:value="2.31937"/>
          <table:table-cell office:value-type="float" office:value="-0.0110208"/>
          <table:table-cell office:value-type="float" office:value="0.31939"/>
          <table:table-cell office:value-type="float" office:value="0.33128"/>
          <table:table-cell office:value-type="float" office:value="0.35711"/>
          <table:table-cell office:value-type="float" office:value="1.0041392"/>
          <table:table-cell office:value-type="float" office:value="3.0946801"/>
          <table:table-cell office:value-type="float" office:value="-0.0036408"/>
          <table:table-cell office:value-type="float" office:value="0.6880963"/>
          <table:table-cell office:value-type="float" office:value="0.2481063"/>
          <table:table-cell office:value-type="float" office:value="0.0239"/>
          <table:table-cell office:value-type="float" office:value="0.6880963"/>
          <table:table-cell office:value-type="float" office:value="0.2481063"/>
          <table:table-cell office:value-type="float" office:value="0.0301"/>
          <table:table-cell office:value-type="float" office:value="0.6880963"/>
          <table:table-cell office:value-type="float" office:value="0.2481064"/>
          <table:table-cell office:value-type="float" office:value="0.0363"/>
          <table:table-cell office:value-type="float" office:value="0.6880963"/>
          <table:table-cell office:value-type="float" office:value="0.2481064"/>
          <table:table-cell office:value-type="float" office:value="0.0425"/>
          <table:table-cell office:value-type="float" office:value="0.6880962"/>
          <table:table-cell office:value-type="float" office:value="0.2481064"/>
          <table:table-cell office:value-type="float" office:value="0.0487"/>
          <table:table-cell office:value-type="float" office:value="0.6880962"/>
          <table:table-cell office:value-type="float" office:value="0.2481064"/>
          <table:table-cell office:value-type="float" office:value="0.0549"/>
          <table:table-cell office:value-type="float" office:value="0.6880963"/>
          <table:table-cell office:value-type="float" office:value="0.2543063"/>
          <table:table-cell office:value-type="float" office:value="0.0239"/>
          <table:table-cell office:value-type="float" office:value="0.6880963"/>
          <table:table-cell office:value-type="float" office:value="0.2543063"/>
          <table:table-cell office:value-type="float" office:value="0.0301"/>
          <table:table-cell office:value-type="float" office:value="0.6880963"/>
          <table:table-cell office:value-type="float" office:value="0.2543064"/>
          <table:table-cell office:value-type="float" office:value="0.0363"/>
          <table:table-cell office:value-type="float" office:value="0.6880962"/>
          <table:table-cell office:value-type="float" office:value="0.2543064"/>
          <table:table-cell office:value-type="float" office:value="0.0425"/>
          <table:table-cell office:value-type="float" office:value="0.6880962"/>
          <table:table-cell office:value-type="float" office:value="0.2543064"/>
          <table:table-cell office:value-type="float" office:value="0.0487"/>
          <table:table-cell office:value-type="float" office:value="0.6880962"/>
          <table:table-cell office:value-type="float" office:value="0.2543064"/>
          <table:table-cell office:value-type="float" office:value="0.05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